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6937in"/>
    </style:style>
    <style:style style:name="co4" style:family="table-column">
      <style:table-column-properties fo:break-before="auto" style:column-width="1.80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124"/>
    <style:style style:name="ce3" style:family="table-cell" style:parent-style-name="Default" style:data-style-name="N12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fragment 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68" calcext:value-type="float">
            <text:p>68</text:p>
          </table:table-cell>
          <table:table-cell office:value-type="float" office:value="89" calcext:value-type="float">
            <text:p>89</text:p>
          </table:table-cell>
          <table:table-cell office:value-type="float" office:value="115" calcext:value-type="float">
            <text:p>115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n. of electrons in pristine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476" calcext:value-type="float">
            <text:p>476</text:p>
          </table:table-cell>
          <table:table-cell office:value-type="float" office:value="694" calcext:value-type="float">
            <text:p>694</text:p>
          </table:table-cell>
          <table:table-cell office:value-type="float" office:value="994" calcext:value-type="float">
            <text:p>994</text:p>
          </table:table-cell>
          <table:table-cell office:value-type="float" office:value="1298" calcext:value-type="float">
            <text:p>1298</text:p>
          </table:table-cell>
          <table:table-cell office:value-type="float" office:value="1692" calcext:value-type="float">
            <text:p>1692</text:p>
          </table:table-cell>
          <table:table-cell/>
        </table:table-row>
        <table:table-row table:style-name="ro1">
          <table:table-cell office:value-type="string" calcext:value-type="string">
            <text:p>n. of electrons in defect (without the extra one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461" calcext:value-type="float">
            <text:p>461</text:p>
          </table:table-cell>
          <table:table-cell office:value-type="float" office:value="679" calcext:value-type="float">
            <text:p>679</text:p>
          </table:table-cell>
          <table:table-cell office:value-type="float" office:value="987" calcext:value-type="float">
            <text:p>987</text:p>
          </table:table-cell>
          <table:table-cell office:value-type="float" office:value="1283" calcext:value-type="float">
            <text:p>1283</text:p>
          </table:table-cell>
          <table:table-cell office:value-type="float" office:value="1677" calcext:value-type="float">
            <text:p>1677</text:p>
          </table:table-cell>
          <table:table-cell/>
        </table:table-row>
        <table:table-row table:style-name="ro1">
          <table:table-cell office:value-type="string" calcext:value-type="string">
            <text:p>n. of valence electrons in pristine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46" calcext:value-type="float">
            <text:p>146</text:p>
          </table:table-cell>
          <table:table-cell office:value-type="float" office:value="214" calcext:value-type="float">
            <text:p>214</text:p>
          </table:table-cell>
          <table:table-cell office:value-type="float" office:value="314" calcext:value-type="float">
            <text:p>3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. of valence electrons in defect (without the extra one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41" calcext:value-type="float">
            <text:p>141</text:p>
          </table:table-cell>
          <table:table-cell office:value-type="float" office:value="209" calcext:value-type="float">
            <text:p>209</text:p>
          </table:table-cell>
          <table:table-cell office:value-type="float" office:value="309" calcext:value-type="float">
            <text:p>309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energy differences in e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B basis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HF 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6504.1477061264" calcext:value-type="float">
            <text:p>-6504.1477061264</text:p>
          </table:table-cell>
          <table:table-cell office:value-type="float" office:value="-12580.9337996934" calcext:value-type="float">
            <text:p>-12580.9337996934</text:p>
          </table:table-cell>
          <table:table-cell office:value-type="float" office:value="-22695.2494202207" calcext:value-type="float">
            <text:p>-22695.2494202207</text:p>
          </table:table-cell>
          <table:table-cell office:value-type="float" office:value="-41362.8185087826" calcext:value-type="float">
            <text:p>-41362.8185087826</text:p>
          </table:table-cell>
          <table:table-cell office:value-type="float" office:value="-64242.0185728311" calcext:value-type="float">
            <text:p>-64242.0185728311</text:p>
          </table:table-cell>
          <table:table-cell office:value-type="float" office:value="-99840.6947394482" calcext:value-type="float">
            <text:p>-99840.6947394482</text:p>
          </table:table-cell>
          <table:table-cell office:value-type="float" office:value="-139370.445869753" calcext:value-type="float">
            <text:p>-139370.445869753</text:p>
          </table:table-cell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6158.7313202599" calcext:value-type="float">
            <text:p>-6158.7313202599</text:p>
          </table:table-cell>
          <table:table-cell office:value-type="float" office:value="-12239.9177185516" calcext:value-type="float">
            <text:p>-12239.9177185516</text:p>
          </table:table-cell>
          <table:table-cell office:value-type="float" office:value="-22354.4282200877" calcext:value-type="float">
            <text:p>-22354.4282200877</text:p>
          </table:table-cell>
          <table:table-cell office:value-type="float" office:value="-41022.0606352951" calcext:value-type="float">
            <text:p>-41022.0606352951</text:p>
          </table:table-cell>
          <table:table-cell office:value-type="float" office:value="-63901.2828771496" calcext:value-type="float">
            <text:p>-63901.2828771496</text:p>
          </table:table-cell>
          <table:table-cell office:value-type="float" office:value="-99499.9639102237" calcext:value-type="float">
            <text:p>-99499.9639102237</text:p>
          </table:table-cell>
          <table:table-cell office:value-type="float" office:value="-139029.721958929" calcext:value-type="float">
            <text:p>-139029.721958929</text:p>
          </table:table-cell>
        </table:table-row>
        <table:table-row table:style-name="ro1">
          <table:table-cell office:value-type="string" calcext:value-type="string">
            <text:p>Atom (UHF) </text:p>
          </table:table-cell>
          <table:table-cell/>
          <table:table-cell table:number-columns-repeated="7" office:value-type="float" office:value="-340.7016893934" calcext:value-type="float">
            <text:p>-340.7016893934</text:p>
          </table:table-cell>
        </table:table-row>
        <table:table-row table:style-name="ro1">
          <table:table-cell office:value-type="string" calcext:value-type="string">
            <text:p>Atom (ROHF)</text:p>
          </table:table-cell>
          <table:table-cell/>
          <table:table-cell table:number-columns-repeated="7" office:value-type="float" office:value="-340.701325436443" calcext:value-type="float">
            <text:p>-340.701325436443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Formation1 (UHF)</text:p>
          </table:table-cell>
          <table:table-cell/>
          <table:table-cell table:style-name="ce3" table:formula="of:=([.C13]-[.C14]-[.C15])*27.211" office:value-type="float" office:value="-128.291605729541" calcext:value-type="float">
            <text:p>-128.292</text:p>
          </table:table-cell>
          <table:table-cell table:style-name="ce3" table:formula="of:=([.D13]-[.D14]-[.D15])*27.211" office:value-type="float" office:value="-8.55491386568761" calcext:value-type="float">
            <text:p>-8.555</text:p>
          </table:table-cell>
          <table:table-cell table:style-name="ce3" table:formula="of:=([.E13]-[.E14]-[.E15])*27.211" office:value-type="float" office:value="-3.25200673533765" calcext:value-type="float">
            <text:p>-3.252</text:p>
          </table:table-cell>
          <table:table-cell table:style-name="ce3" table:formula="of:=([.F13]-[.F14]-[.F15])*27.211" office:value-type="float" office:value="-1.5288253845208" calcext:value-type="float">
            <text:p>-1.529</text:p>
          </table:table-cell>
          <table:table-cell table:style-name="ce3" table:formula="of:=([.G13]-[.G14]-[.G15])*27.211" office:value-type="float" office:value="-0.925345105443919" calcext:value-type="float">
            <text:p>-0.925</text:p>
          </table:table-cell>
          <table:table-cell table:style-name="ce3" table:formula="of:=([.H13]-[.H14]-[.H15])*27.211" office:value-type="float" office:value="-0.792923944055821" calcext:value-type="float">
            <text:p>-0.793</text:p>
          </table:table-cell>
          <table:table-cell table:style-name="ce3" table:formula="of:=([.I13]-[.I14]-[.I15])*27.211" office:value-type="float" office:value="-0.60466734852948" calcext:value-type="float">
            <text:p>-0.605</text:p>
          </table:table-cell>
        </table:table-row>
        <table:table-row table:style-name="ro1">
          <table:table-cell office:value-type="string" calcext:value-type="string">
            <text:p>Formation1 (RHF)</text:p>
          </table:table-cell>
          <table:table-cell/>
          <table:table-cell table:style-name="ce3" table:formula="of:=([.C13]-[.C14]-[.C16])*27.211" office:value-type="float" office:value="-128.301509362297" calcext:value-type="float">
            <text:p>-128.302</text:p>
          </table:table-cell>
          <table:table-cell table:style-name="ce3" table:formula="of:=([.D13]-[.D14]-[.D16])*27.211" office:value-type="float" office:value="-8.56481749844345" calcext:value-type="float">
            <text:p>-8.565</text:p>
          </table:table-cell>
          <table:table-cell table:style-name="ce3" table:formula="of:=([.E13]-[.E14]-[.E16])*27.211" office:value-type="float" office:value="-3.26191036809349" calcext:value-type="float">
            <text:p>-3.262</text:p>
          </table:table-cell>
          <table:table-cell table:style-name="ce3" table:formula="of:=([.F13]-[.F14]-[.F16])*27.211" office:value-type="float" office:value="-1.53872901727664" calcext:value-type="float">
            <text:p>-1.539</text:p>
          </table:table-cell>
          <table:table-cell table:style-name="ce3" table:formula="of:=([.G13]-[.G14]-[.G16])*27.211" office:value-type="float" office:value="-0.935248738199758" calcext:value-type="float">
            <text:p>-0.935</text:p>
          </table:table-cell>
          <table:table-cell table:style-name="ce3" table:formula="of:=([.H13]-[.H14]-[.H16])*27.211" office:value-type="float" office:value="-0.80282757681166" calcext:value-type="float">
            <text:p>-0.803</text:p>
          </table:table-cell>
          <table:table-cell table:style-name="ce3" table:formula="of:=([.I13]-[.I14]-[.I16])*27.211" office:value-type="float" office:value="-0.614570981285318" calcext:value-type="float">
            <text:p>-0.615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Correlation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anonical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P2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1.5013941584" calcext:value-type="float">
            <text:p>-1.5013941584</text:p>
          </table:table-cell>
          <table:table-cell office:value-type="float" office:value="-2.9149761162" calcext:value-type="float">
            <text:p>-2.9149761162</text:p>
          </table:table-cell>
          <table:table-cell office:value-type="float" office:value="-4.4038936153" calcext:value-type="float">
            <text:p>-4.4038936153</text:p>
          </table:table-cell>
          <table:table-cell office:value-type="float" office:value="-6.6681092411" calcext:value-type="float">
            <text:p>-6.6681092411</text:p>
          </table:table-cell>
          <table:table-cell office:value-type="float" office:value="-8.7393164743" calcext:value-type="float">
            <text:p>-8.73931647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1.3938937954" calcext:value-type="float">
            <text:p>-1.3938937954</text:p>
          </table:table-cell>
          <table:table-cell office:value-type="float" office:value="-2.8201065059" calcext:value-type="float">
            <text:p>-2.8201065059</text:p>
          </table:table-cell>
          <table:table-cell office:value-type="float" office:value="-4.3041577505" calcext:value-type="float">
            <text:p>-4.3041577505</text:p>
          </table:table-cell>
          <table:table-cell office:value-type="float" office:value="-6.5708352656" calcext:value-type="float">
            <text:p>-6.5708352656</text:p>
          </table:table-cell>
          <table:table-cell office:value-type="float" office:value="-8.6412876484" calcext:value-type="float">
            <text:p>-8.64128764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m (UMP2) </text:p>
          </table:table-cell>
          <table:table-cell/>
          <table:table-cell table:number-columns-repeated="5" office:value-type="float" office:value="-0.068526718402" calcext:value-type="float">
            <text:p>-0.0685267184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m (RMP2)</text:p>
          </table:table-cell>
          <table:table-cell/>
          <table:table-cell table:number-columns-repeated="5" office:value-type="float" office:value="-0.068653207252" calcext:value-type="float">
            <text:p>-0.068653207252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Formation1 (UMP2)</text:p>
          </table:table-cell>
          <table:table-cell/>
          <table:table-cell table:style-name="ce3" table:formula="of:=([.C29]-[.C30]-[.C31])*27.211" office:value-type="float" office:value="-1.06051184315618" calcext:value-type="float">
            <text:p>-1.061</text:p>
          </table:table-cell>
          <table:table-cell table:style-name="ce3" table:formula="of:=([.D29]-[.D30]-[.D31])*27.211" office:value-type="float" office:value="-0.716816431436477" calcext:value-type="float">
            <text:p>-0.717</text:p>
          </table:table-cell>
          <table:table-cell table:style-name="ce3" table:formula="of:=([.E29]-[.E30]-[.E31])*27.211" office:value-type="float" office:value="-0.849232082635989" calcext:value-type="float">
            <text:p>-0.849</text:p>
          </table:table-cell>
          <table:table-cell table:style-name="ce3" table:formula="of:=([.F29]-[.F30]-[.F31])*27.211" office:value-type="float" office:value="-0.782241612893661" calcext:value-type="float">
            <text:p>-0.782</text:p>
          </table:table-cell>
          <table:table-cell table:style-name="ce3" table:formula="of:=([.G29]-[.G30]-[.G31])*27.211" office:value-type="float" office:value="-0.802781847128083" calcext:value-type="float">
            <text:p>-0.8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mation1 (RMP2)</text:p>
          </table:table-cell>
          <table:table-cell/>
          <table:table-cell table:style-name="ce3" table:formula="of:=([.C29]-[.C30]-[.C32])*27.211" office:value-type="float" office:value="-1.05706995505883" calcext:value-type="float">
            <text:p>-1.057</text:p>
          </table:table-cell>
          <table:table-cell table:style-name="ce3" table:formula="of:=([.D29]-[.D30]-[.D32])*27.211" office:value-type="float" office:value="-0.713374543339127" calcext:value-type="float">
            <text:p>-0.713</text:p>
          </table:table-cell>
          <table:table-cell table:style-name="ce3" table:formula="of:=([.E29]-[.E30]-[.E32])*27.211" office:value-type="float" office:value="-0.845790194538639" calcext:value-type="float">
            <text:p>-0.846</text:p>
          </table:table-cell>
          <table:table-cell table:style-name="ce3" table:formula="of:=([.F29]-[.F30]-[.F32])*27.211" office:value-type="float" office:value="-0.778799724796311" calcext:value-type="float">
            <text:p>-0.779</text:p>
          </table:table-cell>
          <table:table-cell table:style-name="ce3" table:formula="of:=([.G29]-[.G30]-[.G32])*27.211" office:value-type="float" office:value="-0.799339959030733" calcext:value-type="float">
            <text:p>-0.799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CSD(T)-MP2</text:p>
          </table:table-cell>
          <table:table-cell/>
          <table:table-cell table:style-name="ce3" table:formula="of:=[.C63]-[.C34]" office:value-type="float" office:value="0.135644298662692" calcext:value-type="float">
            <text:p>0.136</text:p>
          </table:table-cell>
          <table:table-cell table:style-name="ce3" table:formula="of:=[.D63]-[.D34]" office:value-type="float" office:value="0.261557939534876" calcext:value-type="float">
            <text:p>0.26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" table:formula="of:=[.C64]-[.C35]" office:value-type="float" office:value="0.130072953188657" calcext:value-type="float">
            <text:p>0.130</text:p>
          </table:table-cell>
          <table:table-cell table:style-name="ce3" table:formula="of:=[.D64]-[.D35]" office:value-type="float" office:value="0.25598659406084" calcext:value-type="float">
            <text:p>0.256</text:p>
          </table:table-cell>
          <table:table-cell table:number-columns-repeated="3"/>
          <table:table-cell office:value-type="string" calcext:value-type="string">
            <text:p>with relaxation</text:p>
          </table:table-cell>
          <table:table-cell/>
        </table:table-row>
        <table:table-row table:style-name="ro1">
          <table:table-cell office:value-type="string" calcext:value-type="string">
            <text:p>MP2 plus correction</text:p>
          </table:table-cell>
          <table:table-cell table:number-columns-repeated="5"/>
          <table:table-cell table:style-name="ce3" table:formula="of:=[.G34]+[.D37]" office:value-type="float" office:value="-0.541223907593207" calcext:value-type="float">
            <text:p>-0.541</text:p>
          </table:table-cell>
          <table:table-cell table:formula="of:=[.G39]-0.51+0.146" office:value-type="float" office:value="-0.905223907593207" calcext:value-type="float">
            <text:p>-0.905223907593207</text:p>
          </table:table-cell>
          <table:table-cell/>
        </table:table-row>
        <table:table-row table:style-name="ro1">
          <table:table-cell table:number-columns-repeated="6"/>
          <table:table-cell table:style-name="ce3" table:formula="of:=[.G35]+[.D38]" office:value-type="float" office:value="-0.543353364969893" calcext:value-type="float">
            <text:p>-0.5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SD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1.728141889151" calcext:value-type="float">
            <text:p>-1.728141889151</text:p>
          </table:table-cell>
          <table:table-cell office:value-type="float" office:value="-3.299408528988" calcext:value-type="float">
            <text:p>-3.2994085289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1.607981946982" calcext:value-type="float">
            <text:p>-1.607981946982</text:p>
          </table:table-cell>
          <table:table-cell office:value-type="float" office:value="-3.195486125557" calcext:value-type="float">
            <text:p>-3.1954861255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UDCSD) </text:p>
          </table:table-cell>
          <table:table-cell/>
          <table:table-cell table:number-columns-repeated="2" office:value-type="float" office:value="-0.088579233772" calcext:value-type="float">
            <text:p>-0.0885792337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RDCSD)</text:p>
          </table:table-cell>
          <table:table-cell/>
          <table:table-cell table:number-columns-repeated="2" office:value-type="float" office:value="-0.088471354467" calcext:value-type="float">
            <text:p>-0.088471354467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DCSD)</text:p>
          </table:table-cell>
          <table:table-cell/>
          <table:table-cell table:style-name="ce3" table:formula="of:=([.C43]-[.C44]-[.C45])*27.211" office:value-type="float" office:value="-0.859342656190769" calcext:value-type="float">
            <text:p>-0.859</text:p>
          </table:table-cell>
          <table:table-cell table:style-name="ce3" table:formula="of:=([.D43]-[.D44]-[.D45])*27.211" office:value-type="float" office:value="-0.417502989591049" calcext:value-type="float">
            <text:p>-0.4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(RDCSD)</text:p>
          </table:table-cell>
          <table:table-cell/>
          <table:table-cell table:style-name="ce3" table:formula="of:=([.C43]-[.C44]-[.C46])*27.211" office:value-type="float" office:value="-0.862278159959124" calcext:value-type="float">
            <text:p>-0.862</text:p>
          </table:table-cell>
          <table:table-cell table:style-name="ce3" table:formula="of:=([.D43]-[.D44]-[.D46])*27.211" office:value-type="float" office:value="-0.420438493359404" calcext:value-type="float">
            <text:p>-0.420</text:p>
          </table:table-cell>
          <table:table-cell table:style-name="ce3"/>
          <table:table-cell table:number-columns-repeated="4"/>
        </table:table-row>
        <table:table-row table:style-name="ro1">
          <table:table-cell table:number-columns-repeated="4"/>
          <table:table-cell table:style-name="ce3"/>
          <table:table-cell table:number-columns-repeated="4"/>
        </table:table-row>
        <table:table-row table:style-name="ro1">
          <table:table-cell office:value-type="string" calcext:value-type="string">
            <text:p>DCSD-MP2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DCSD)</text:p>
          </table:table-cell>
          <table:table-cell/>
          <table:table-cell table:style-name="ce3" table:formula="of:=[.C48]-[.C34]" office:value-type="float" office:value="0.201169186965409" calcext:value-type="float">
            <text:p>0.201</text:p>
          </table:table-cell>
          <table:table-cell table:style-name="ce3" table:formula="of:=[.D48]-[.D34]" office:value-type="float" office:value="0.299313441845428" calcext:value-type="float">
            <text:p>0.2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(RDCSD)</text:p>
          </table:table-cell>
          <table:table-cell/>
          <table:table-cell table:style-name="ce3" table:formula="of:=[.C49]-[.C35]" office:value-type="float" office:value="0.194791795099704" calcext:value-type="float">
            <text:p>0.195</text:p>
          </table:table-cell>
          <table:table-cell table:style-name="ce3" table:formula="of:=[.D49]-[.D35]" office:value-type="float" office:value="0.292936049979723" calcext:value-type="float">
            <text:p>0.293</text:p>
          </table:table-cell>
          <table:table-cell table:style-name="ce3"/>
          <table:table-cell table:number-columns-repeated="4"/>
        </table:table-row>
        <table:table-row table:style-name="ro1">
          <table:table-cell table:number-columns-repeated="4"/>
          <table:table-cell table:style-name="ce3"/>
          <table:table-cell table:number-columns-repeated="4"/>
        </table:table-row>
        <table:table-row table:style-name="ro1">
          <table:table-cell office:value-type="string" calcext:value-type="string">
            <text:p>CCSD(T)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1.755368731118" calcext:value-type="float">
            <text:p>-1.755368731118</text:p>
          </table:table-cell>
          <table:table-cell office:value-type="float" office:value="-3.360052281195" calcext:value-type="float">
            <text:p>-3.3600522811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1.633485371248" calcext:value-type="float">
            <text:p>-1.633485371248</text:p>
          </table:table-cell>
          <table:table-cell office:value-type="float" office:value="-3.255426980661" calcext:value-type="float">
            <text:p>-3.2554269806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UCCSD(T)) </text:p>
          </table:table-cell>
          <table:table-cell/>
          <table:table-cell table:number-columns-repeated="2" office:value-type="float" office:value="-0.087894622062" calcext:value-type="float">
            <text:p>-0.0878946220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RCCSD(T))</text:p>
          </table:table-cell>
          <table:table-cell/>
          <table:table-cell table:number-columns-repeated="2" office:value-type="float" office:value="-0.087816364836" calcext:value-type="float">
            <text:p>-0.087816364836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CCSD(T))</text:p>
          </table:table-cell>
          <table:table-cell/>
          <table:table-cell table:style-name="ce3" table:formula="of:=([.C58]-[.C59]-[.C60])*27.211" office:value-type="float" office:value="-0.924867544493488" calcext:value-type="float">
            <text:p>-0.925</text:p>
          </table:table-cell>
          <table:table-cell table:style-name="ce3" table:formula="of:=([.D58]-[.D59]-[.D60])*27.211" office:value-type="float" office:value="-0.455258491901601" calcext:value-type="float">
            <text:p>-0.4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(RCCSD(T))</text:p>
          </table:table-cell>
          <table:table-cell/>
          <table:table-cell table:style-name="ce3" table:formula="of:=([.C58]-[.C59]-[.C61])*27.211" office:value-type="float" office:value="-0.926997001870173" calcext:value-type="float">
            <text:p>-0.927</text:p>
          </table:table-cell>
          <table:table-cell table:style-name="ce3" table:formula="of:=([.D58]-[.D59]-[.D61])*27.211" office:value-type="float" office:value="-0.457387949278287" calcext:value-type="float">
            <text:p>-0.457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CSD(T)-DCSD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CCSD(T))</text:p>
          </table:table-cell>
          <table:table-cell/>
          <table:table-cell table:style-name="ce3" table:formula="of:=[.C63]-[.C48]" office:value-type="float" office:value="-0.0655248883027192" calcext:value-type="float">
            <text:p>-0.066</text:p>
          </table:table-cell>
          <table:table-cell table:style-name="ce3" table:formula="of:=[.D63]-[.D48]" office:value-type="float" office:value="-0.0377555023105519" calcext:value-type="float">
            <text:p>-0.0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(RCCSD(T))</text:p>
          </table:table-cell>
          <table:table-cell/>
          <table:table-cell table:style-name="ce3" table:formula="of:=[.C64]-[.C49]" office:value-type="float" office:value="-0.0647188419110499" calcext:value-type="float">
            <text:p>-0.065</text:p>
          </table:table-cell>
          <table:table-cell table:style-name="ce3" table:formula="of:=[.D64]-[.D49]" office:value-type="float" office:value="-0.0369494559188828" calcext:value-type="float">
            <text:p>-0.037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CS-DCSD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table:formula="of:=-6505.99860165235- -6504.14770612706" office:value-type="float" office:value="-1.85089552529007" calcext:value-type="float">
            <text:p>-1.85089552529007</text:p>
          </table:table-cell>
          <table:table-cell table:formula="of:=-12584.4714393099- -12580.9337996959" office:value-type="float" office:value="-3.537639614" calcext:value-type="float">
            <text:p>-3.5376396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table:formula="of:=-6160.4531323568- -6158.73132026016" office:value-type="float" office:value="-1.72181209663995" calcext:value-type="float">
            <text:p>-1.72181209663995</text:p>
          </table:table-cell>
          <table:table-cell table:formula="of:=-12243.3436837205- -12239.9177185531" office:value-type="float" office:value="-3.42596516740014" calcext:value-type="float">
            <text:p>-3.425965167400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UDCSD) </text:p>
          </table:table-cell>
          <table:table-cell/>
          <table:table-cell table:formula="of:=-340.79944694316- -340.701325436444" office:value-type="float" office:value="-0.0981215067159837" calcext:value-type="float">
            <text:p>-0.0981215067159837</text:p>
          </table:table-cell>
          <table:table-cell table:formula="of:=-340.79944694316- -340.701325436444" office:value-type="float" office:value="-0.0981215067159837" calcext:value-type="float">
            <text:p>-0.09812150671598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RDCSD)</text:p>
          </table:table-cell>
          <table:table-cell/>
          <table:table-cell table:formula="of:=-340.799271471333- -340.701325436444" office:value-type="float" office:value="-0.0979460348889916" calcext:value-type="float">
            <text:p>-0.0979460348889916</text:p>
          </table:table-cell>
          <table:table-cell table:formula="of:=-340.799271471333- -340.701325436444" office:value-type="float" office:value="-0.0979460348889916" calcext:value-type="float">
            <text:p>-0.0979460348889916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DCSD)</text:p>
          </table:table-cell>
          <table:table-cell/>
          <table:table-cell table:style-name="ce3" table:formula="of:=([.C73]-[.C74]-[.C75])*27.211" office:value-type="float" office:value="-0.842504857626026" calcext:value-type="float">
            <text:p>-0.843</text:p>
          </table:table-cell>
          <table:table-cell table:style-name="ce3" table:formula="of:=([.D73]-[.D74]-[.D75])*27.211" office:value-type="float" office:value="-0.368789047180254" calcext:value-type="float">
            <text:p>-0.3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(RDCSD)</text:p>
          </table:table-cell>
          <table:table-cell/>
          <table:table-cell table:style-name="ce3" table:formula="of:=([.C73]-[.C74]-[.C76])*27.211" office:value-type="float" office:value="-0.84727962151031" calcext:value-type="float">
            <text:p>-0.847</text:p>
          </table:table-cell>
          <table:table-cell table:style-name="ce3" table:formula="of:=([.D73]-[.D74]-[.D76])*27.211" office:value-type="float" office:value="-0.373563811064539" calcext:value-type="float">
            <text:p>-0.374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CSD(T)-DCSD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DCSD)</text:p>
          </table:table-cell>
          <table:table-cell/>
          <table:table-cell table:style-name="ce3" table:formula="of:=[.C63]-[.C78]" office:value-type="float" office:value="-0.0823626868674621" calcext:value-type="float">
            <text:p>-0.082</text:p>
          </table:table-cell>
          <table:table-cell table:style-name="ce3" table:formula="of:=[.D63]-[.D78]" office:value-type="float" office:value="-0.0864694447213468" calcext:value-type="float">
            <text:p>-0.0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(RDCSD)</text:p>
          </table:table-cell>
          <table:table-cell/>
          <table:table-cell table:style-name="ce3" table:formula="of:=[.C64]-[.C79]" office:value-type="float" office:value="-0.0797173803598636" calcext:value-type="float">
            <text:p>-0.080</text:p>
          </table:table-cell>
          <table:table-cell table:style-name="ce3" table:formula="of:=[.D64]-[.D79]" office:value-type="float" office:value="-0.0838241382137477" calcext:value-type="float">
            <text:p>-0.084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CSD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1.676237363767" calcext:value-type="float">
            <text:p>-1.676237363767</text:p>
          </table:table-cell>
          <table:table-cell office:value-type="float" office:value="-3.191892508801" calcext:value-type="float">
            <text:p>-3.1918925088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1.559843657311" calcext:value-type="float">
            <text:p>-1.559843657311</text:p>
          </table:table-cell>
          <table:table-cell office:value-type="float" office:value="-3.090116893455" calcext:value-type="float">
            <text:p>-3.0901168934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UCCSD) </text:p>
          </table:table-cell>
          <table:table-cell/>
          <table:table-cell table:number-columns-repeated="2" office:value-type="float" office:value="-0.086180140131" calcext:value-type="float">
            <text:p>-0.0861801401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RCCSD)</text:p>
          </table:table-cell>
          <table:table-cell/>
          <table:table-cell table:number-columns-repeated="2" office:value-type="float" office:value="-0.086080266982" calcext:value-type="float">
            <text:p>-0.086080266982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CCSD)</text:p>
          </table:table-cell>
          <table:table-cell/>
          <table:table-cell table:style-name="ce3" table:formula="of:=([.C88]-[.C89]-[.C90])*27.211" office:value-type="float" office:value="-0.822141353269578" calcext:value-type="float">
            <text:p>-0.822</text:p>
          </table:table-cell>
          <table:table-cell table:style-name="ce3" table:formula="of:=([.D88]-[.D89]-[.D90])*27.211" office:value-type="float" office:value="-0.424368476075374" calcext:value-type="float">
            <text:p>-0.4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(RCCSD)</text:p>
          </table:table-cell>
          <table:table-cell/>
          <table:table-cell table:style-name="ce3" table:formula="of:=([.C88]-[.C89]-[.C91])*27.211" office:value-type="float" office:value="-0.824859001527017" calcext:value-type="float">
            <text:p>-0.825</text:p>
          </table:table-cell>
          <table:table-cell table:style-name="ce3" table:formula="of:=([.D88]-[.D89]-[.D91])*27.211" office:value-type="float" office:value="-0.427086124332813" calcext:value-type="float">
            <text:p>-0.427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CSD(T)-CCSD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CCSD)</text:p>
          </table:table-cell>
          <table:table-cell/>
          <table:table-cell table:style-name="ce3" table:formula="of:=[.C63]-[.C93]" office:value-type="float" office:value="-0.10272619122391" calcext:value-type="float">
            <text:p>-0.103</text:p>
          </table:table-cell>
          <table:table-cell table:style-name="ce3" table:formula="of:=[.D63]-[.D93]" office:value-type="float" office:value="-0.0308900158262269" calcext:value-type="float">
            <text:p>-0.0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(RCCSD)</text:p>
          </table:table-cell>
          <table:table-cell/>
          <table:table-cell table:style-name="ce3" table:formula="of:=[.C64]-[.C94]" office:value-type="float" office:value="-0.102138000343156" calcext:value-type="float">
            <text:p>-0.102</text:p>
          </table:table-cell>
          <table:table-cell table:style-name="ce3" table:formula="of:=[.D64]-[.D94]" office:value-type="float" office:value="-0.0303018249454737" calcext:value-type="float">
            <text:p>-0.030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Local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MP2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1.46564" calcext:value-type="float">
            <text:p>-1.46564</text:p>
          </table:table-cell>
          <table:table-cell office:value-type="float" office:value="-2.82079" calcext:value-type="float">
            <text:p>-2.82079</text:p>
          </table:table-cell>
          <table:table-cell office:value-type="float" office:value="-4.24565" calcext:value-type="float">
            <text:p>-4.245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1.36593" calcext:value-type="float">
            <text:p>-1.36593</text:p>
          </table:table-cell>
          <table:table-cell office:value-type="float" office:value="-2.7363" calcext:value-type="float">
            <text:p>-2.7363</text:p>
          </table:table-cell>
          <table:table-cell office:value-type="float" office:value="-4.15861" calcext:value-type="float">
            <text:p>-4.158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UMP2) </text:p>
          </table:table-cell>
          <table:table-cell/>
          <table:table-cell table:number-columns-repeated="3" office:value-type="float" office:value="-0.061080195756" calcext:value-type="float">
            <text:p>-0.0610801957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RMP2)</text:p>
          </table:table-cell>
          <table:table-cell/>
          <table:table-cell table:number-columns-repeated="3" office:value-type="float" office:value="-0.061146197951" calcext:value-type="float">
            <text:p>-0.061146197951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MP2)</text:p>
          </table:table-cell>
          <table:table-cell/>
          <table:table-cell table:style-name="ce3" table:formula="of:=([.C106]-[.C107]-[.C108])*27.211" office:value-type="float" office:value="-1.05115560328348" calcext:value-type="float">
            <text:p>-1.051</text:p>
          </table:table-cell>
          <table:table-cell table:style-name="ce3" table:formula="of:=([.D106]-[.D107]-[.D108])*27.211" office:value-type="float" office:value="-0.637004183283489" calcext:value-type="float">
            <text:p>-0.637</text:p>
          </table:table-cell>
          <table:table-cell table:style-name="ce3" table:formula="of:=([.E106]-[.E107]-[.E108])*27.211" office:value-type="float" office:value="-0.706392233283484" calcext:value-type="float">
            <text:p>-0.7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(RMP2)</text:p>
          </table:table-cell>
          <table:table-cell/>
          <table:table-cell table:style-name="ce3" table:formula="of:=([.C106]-[.C107]-[.C109])*27.211" office:value-type="float" office:value="-1.04935961755534" calcext:value-type="float">
            <text:p>-1.049</text:p>
          </table:table-cell>
          <table:table-cell table:style-name="ce3" table:formula="of:=([.D106]-[.D107]-[.D109])*27.211" office:value-type="float" office:value="-0.635208197555344" calcext:value-type="float">
            <text:p>-0.635</text:p>
          </table:table-cell>
          <table:table-cell table:style-name="ce3" table:formula="of:=([.E106]-[.E107]-[.E109])*27.211" office:value-type="float" office:value="-0.704596247555339" calcext:value-type="float">
            <text:p>-0.705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DCSD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1.72817" calcext:value-type="float">
            <text:p>-1.72817</text:p>
          </table:table-cell>
          <table:table-cell office:value-type="float" office:value="-3.29435" calcext:value-type="float">
            <text:p>-3.29435</text:p>
          </table:table-cell>
          <table:table-cell office:value-type="float" office:value="-4.92846" calcext:value-type="float">
            <text:p>-4.928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1.60738" calcext:value-type="float">
            <text:p>-1.60738</text:p>
          </table:table-cell>
          <table:table-cell office:value-type="float" office:value="-3.19184" calcext:value-type="float">
            <text:p>-3.19184</text:p>
          </table:table-cell>
          <table:table-cell office:value-type="float" office:value="-4.82316" calcext:value-type="float">
            <text:p>-4.823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UMP2) </text:p>
          </table:table-cell>
          <table:table-cell/>
          <table:table-cell table:number-columns-repeated="3" office:value-type="float" office:value="-0.079400573582" calcext:value-type="float">
            <text:p>-0.0794005735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RMP2)</text:p>
          </table:table-cell>
          <table:table-cell/>
          <table:table-cell table:number-columns-repeated="3" office:value-type="float" office:value="-0.079376645722" calcext:value-type="float">
            <text:p>-0.079376645722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MP2)</text:p>
          </table:table-cell>
          <table:table-cell/>
          <table:table-cell table:style-name="ce3" table:formula="of:=([.C116]-[.C117]-[.C118])*27.211" office:value-type="float" office:value="-1.1262476822602" calcext:value-type="float">
            <text:p>-1.126</text:p>
          </table:table-cell>
          <table:table-cell table:style-name="ce3" table:formula="of:=([.D116]-[.D117]-[.D118])*27.211" office:value-type="float" office:value="-0.628830602260201" calcext:value-type="float">
            <text:p>-0.629</text:p>
          </table:table-cell>
          <table:table-cell table:style-name="ce3" table:formula="of:=([.E116]-[.E117]-[.E118])*27.211" office:value-type="float" office:value="-0.704749292260215" calcext:value-type="float">
            <text:p>-0.7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(RMP2)</text:p>
          </table:table-cell>
          <table:table-cell/>
          <table:table-cell table:style-name="ce3" table:formula="of:=([.C116]-[.C117]-[.C119])*27.211" office:value-type="float" office:value="-1.12689878325866" calcext:value-type="float">
            <text:p>-1.127</text:p>
          </table:table-cell>
          <table:table-cell table:style-name="ce3" table:formula="of:=([.D116]-[.D117]-[.D119])*27.211" office:value-type="float" office:value="-0.629481703258661" calcext:value-type="float">
            <text:p>-0.629</text:p>
          </table:table-cell>
          <table:table-cell table:style-name="ce3" table:formula="of:=([.E116]-[.E117]-[.E119])*27.211" office:value-type="float" office:value="-0.705400393258675" calcext:value-type="float">
            <text:p>-0.705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DCSD-LMP2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DCSD)</text:p>
          </table:table-cell>
          <table:table-cell/>
          <table:table-cell table:style-name="ce3" table:formula="of:=[.C121]-[.C111]" office:value-type="float" office:value="-0.0750920789767136" calcext:value-type="float">
            <text:p>-0.075</text:p>
          </table:table-cell>
          <table:table-cell table:style-name="ce3" table:formula="of:=[.D121]-[.D111]" office:value-type="float" office:value="0.00817358102328813" calcext:value-type="float">
            <text:p>0.008</text:p>
          </table:table-cell>
          <table:table-cell table:style-name="ce3" table:formula="of:=[.E121]-[.E111]" office:value-type="float" office:value="0.00164294102326956" calcext:value-type="float">
            <text:p>0.0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(RDCSD)</text:p>
          </table:table-cell>
          <table:table-cell/>
          <table:table-cell table:style-name="ce3" table:formula="of:=[.C122]-[.C112]" office:value-type="float" office:value="-0.0775391657033189" calcext:value-type="float">
            <text:p>-0.078</text:p>
          </table:table-cell>
          <table:table-cell table:style-name="ce3" table:formula="of:=[.D122]-[.D112]" office:value-type="float" office:value="0.00572649429668293" calcext:value-type="float">
            <text:p>0.006</text:p>
          </table:table-cell>
          <table:table-cell table:style-name="ce3" table:formula="of:=[.E122]-[.E112]" office:value-type="float" office:value="-0.000804145703335646" calcext:value-type="float">
            <text:p>-0.001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MP2 strong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1.29442" calcext:value-type="float">
            <text:p>-1.29442</text:p>
          </table:table-cell>
          <table:table-cell office:value-type="float" office:value="-2.43414" calcext:value-type="float">
            <text:p>-2.43414</text:p>
          </table:table-cell>
          <table:table-cell office:value-type="float" office:value="-3.62653" calcext:value-type="float">
            <text:p>-3.626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1.2232" calcext:value-type="float">
            <text:p>-1.2232</text:p>
          </table:table-cell>
          <table:table-cell office:value-type="float" office:value="-2.3788" calcext:value-type="float">
            <text:p>-2.3788</text:p>
          </table:table-cell>
          <table:table-cell office:value-type="float" office:value="-3.57106" calcext:value-type="float">
            <text:p>-3.571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UMP2) </text:p>
          </table:table-cell>
          <table:table-cell/>
          <table:table-cell table:number-columns-repeated="3" office:value-type="float" office:value="-0.061080195756" calcext:value-type="float">
            <text:p>-0.0610801957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RMP2)</text:p>
          </table:table-cell>
          <table:table-cell/>
          <table:table-cell table:number-columns-repeated="3" office:value-type="float" office:value="-0.061146197951" calcext:value-type="float">
            <text:p>-0.061146197951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MP2)</text:p>
          </table:table-cell>
          <table:table-cell/>
          <table:table-cell table:style-name="ce3" table:formula="of:=([.C131]-[.C132]-[.C133])*27.211" office:value-type="float" office:value="-0.27591421328348" calcext:value-type="float">
            <text:p>-0.276</text:p>
          </table:table-cell>
          <table:table-cell table:style-name="ce3" table:formula="of:=([.D131]-[.D132]-[.D133])*27.211" office:value-type="float" office:value="0.156196466716512" calcext:value-type="float">
            <text:p>0.156</text:p>
          </table:table-cell>
          <table:table-cell table:style-name="ce3" table:formula="of:=([.E131]-[.E132]-[.E133])*27.211" office:value-type="float" office:value="0.152659036716525" calcext:value-type="float">
            <text:p>0.1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(RMP2)</text:p>
          </table:table-cell>
          <table:table-cell/>
          <table:table-cell table:style-name="ce3" table:formula="of:=([.C131]-[.C132]-[.C134])*27.211" office:value-type="float" office:value="-0.274118227555335" calcext:value-type="float">
            <text:p>-0.274</text:p>
          </table:table-cell>
          <table:table-cell table:style-name="ce3" table:formula="of:=([.D131]-[.D132]-[.D134])*27.211" office:value-type="float" office:value="0.157992452444656" calcext:value-type="float">
            <text:p>0.158</text:p>
          </table:table-cell>
          <table:table-cell table:style-name="ce3" table:formula="of:=([.E131]-[.E132]-[.E134])*27.211" office:value-type="float" office:value="0.15445502244467" calcext:value-type="float">
            <text:p>0.154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MP2 weak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MP2)</text:p>
          </table:table-cell>
          <table:table-cell/>
          <table:table-cell table:style-name="ce3" table:formula="of:=[.C111]-[.C136]" office:value-type="float" office:value="-0.77524139" calcext:value-type="float">
            <text:p>-0.775</text:p>
          </table:table-cell>
          <table:table-cell table:style-name="ce3" table:formula="of:=[.D111]-[.D136]" office:value-type="float" office:value="-0.793200650000001" calcext:value-type="float">
            <text:p>-0.793</text:p>
          </table:table-cell>
          <table:table-cell table:style-name="ce3" table:formula="of:=[.E111]-[.E136]" office:value-type="float" office:value="-0.859051270000009" calcext:value-type="float">
            <text:p>-0.8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(RMP2)</text:p>
          </table:table-cell>
          <table:table-cell/>
          <table:table-cell table:style-name="ce3" table:formula="of:=[.C112]-[.C137]" office:value-type="float" office:value="-0.775241390000005" calcext:value-type="float">
            <text:p>-0.775</text:p>
          </table:table-cell>
          <table:table-cell table:style-name="ce3" table:formula="of:=[.D112]-[.D137]" office:value-type="float" office:value="-0.79320065" calcext:value-type="float">
            <text:p>-0.793</text:p>
          </table:table-cell>
          <table:table-cell table:style-name="ce3" table:formula="of:=[.E112]-[.E137]" office:value-type="float" office:value="-0.859051270000009" calcext:value-type="float">
            <text:p>-0.859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DCSD strong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1.55695" calcext:value-type="float">
            <text:p>-1.55695</text:p>
          </table:table-cell>
          <table:table-cell office:value-type="float" office:value="-2.9077" calcext:value-type="float">
            <text:p>-2.9077</text:p>
          </table:table-cell>
          <table:table-cell office:value-type="float" office:value="-4.30934" calcext:value-type="float">
            <text:p>-4.309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1.46464" calcext:value-type="float">
            <text:p>-1.46464</text:p>
          </table:table-cell>
          <table:table-cell office:value-type="float" office:value="-2.83434" calcext:value-type="float">
            <text:p>-2.83434</text:p>
          </table:table-cell>
          <table:table-cell office:value-type="float" office:value="-4.23562" calcext:value-type="float">
            <text:p>-4.235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UMP2) </text:p>
          </table:table-cell>
          <table:table-cell/>
          <table:table-cell table:number-columns-repeated="3" office:value-type="float" office:value="-0.079400573582" calcext:value-type="float">
            <text:p>-0.0794005735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RMP2)</text:p>
          </table:table-cell>
          <table:table-cell/>
          <table:table-cell table:number-columns-repeated="3" office:value-type="float" office:value="-0.079376645722" calcext:value-type="float">
            <text:p>-0.079376645722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MP2)</text:p>
          </table:table-cell>
          <table:table-cell/>
          <table:table-cell table:style-name="ce3" table:formula="of:=([.C146]-[.C147]-[.C148])*27.211" office:value-type="float" office:value="-0.351278402260201" calcext:value-type="float">
            <text:p>-0.351</text:p>
          </table:table-cell>
          <table:table-cell table:style-name="ce3" table:formula="of:=([.D146]-[.D147]-[.D148])*27.211" office:value-type="float" office:value="0.1643700477398" calcext:value-type="float">
            <text:p>0.164</text:p>
          </table:table-cell>
          <table:table-cell table:style-name="ce3" table:formula="of:=([.E146]-[.E147]-[.E148])*27.211" office:value-type="float" office:value="0.154574087739808" calcext:value-type="float">
            <text:p>0.1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(RMP2)</text:p>
          </table:table-cell>
          <table:table-cell/>
          <table:table-cell table:style-name="ce3" table:formula="of:=([.C146]-[.C147]-[.C149])*27.211" office:value-type="float" office:value="-0.351929503258661" calcext:value-type="float">
            <text:p>-0.352</text:p>
          </table:table-cell>
          <table:table-cell table:style-name="ce3" table:formula="of:=([.D146]-[.D147]-[.D149])*27.211" office:value-type="float" office:value="0.163718946741339" calcext:value-type="float">
            <text:p>0.164</text:p>
          </table:table-cell>
          <table:table-cell table:style-name="ce3" table:formula="of:=([.E146]-[.E147]-[.E149])*27.211" office:value-type="float" office:value="0.153922986741348" calcext:value-type="float">
            <text:p>0.154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DCSD-LMP2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DCSD)</text:p>
          </table:table-cell>
          <table:table-cell/>
          <table:table-cell table:style-name="ce3" table:formula="of:=[.C151]-[.C136]" office:value-type="float" office:value="-0.0753641889767214" calcext:value-type="float">
            <text:p>-0.075</text:p>
          </table:table-cell>
          <table:table-cell table:style-name="ce3" table:formula="of:=[.D151]-[.D136]" office:value-type="float" office:value="0.00817358102328813" calcext:value-type="float">
            <text:p>0.008</text:p>
          </table:table-cell>
          <table:table-cell table:style-name="ce3" table:formula="of:=[.E151]-[.E136]" office:value-type="float" office:value="0.0019150510232834" calcext:value-type="float">
            <text:p>0.0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(RDCSD)</text:p>
          </table:table-cell>
          <table:table-cell/>
          <table:table-cell table:style-name="ce3" table:formula="of:=[.C152]-[.C137]" office:value-type="float" office:value="-0.0778112757033266" calcext:value-type="float">
            <text:p>-0.078</text:p>
          </table:table-cell>
          <table:table-cell table:style-name="ce3" table:formula="of:=[.D152]-[.D137]" office:value-type="float" office:value="0.00572649429668295" calcext:value-type="float">
            <text:p>0.006</text:p>
          </table:table-cell>
          <table:table-cell table:style-name="ce3" table:formula="of:=[.E152]-[.E137]" office:value-type="float" office:value="-0.000532035703321804" calcext:value-type="float">
            <text:p>-0.001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DCSD weak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MP2)</text:p>
          </table:table-cell>
          <table:table-cell/>
          <table:table-cell table:style-name="ce3" table:formula="of:=[.C121]-[.C151]" office:value-type="float" office:value="-0.774969279999999" calcext:value-type="float">
            <text:p>-0.775</text:p>
          </table:table-cell>
          <table:table-cell table:style-name="ce3" table:formula="of:=[.D121]-[.D151]" office:value-type="float" office:value="-0.793200650000001" calcext:value-type="float">
            <text:p>-0.793</text:p>
          </table:table-cell>
          <table:table-cell table:style-name="ce3" table:formula="of:=[.E121]-[.E151]" office:value-type="float" office:value="-0.859323380000023" calcext:value-type="float">
            <text:p>-0.8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(RMP2)</text:p>
          </table:table-cell>
          <table:table-cell/>
          <table:table-cell table:style-name="ce3" table:formula="of:=[.C122]-[.C152]" office:value-type="float" office:value="-0.774969279999999" calcext:value-type="float">
            <text:p>-0.775</text:p>
          </table:table-cell>
          <table:table-cell table:style-name="ce3" table:formula="of:=[.D122]-[.D152]" office:value-type="float" office:value="-0.79320065" calcext:value-type="float">
            <text:p>-0.793</text:p>
          </table:table-cell>
          <table:table-cell table:style-name="ce3" table:formula="of:=[.E122]-[.E152]" office:value-type="float" office:value="-0.859323380000023" calcext:value-type="float">
            <text:p>-0.859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Iext=1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MP2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1.49816" calcext:value-type="float">
            <text:p>-1.49816</text:p>
          </table:table-cell>
          <table:table-cell office:value-type="float" office:value="-2.90368" calcext:value-type="float">
            <text:p>-2.90368</text:p>
          </table:table-cell>
          <table:table-cell office:value-type="float" office:value="-4.384099619733" calcext:value-type="float">
            <text:p>-4.3840996197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1.391288908885" calcext:value-type="float">
            <text:p>-1.391288908885</text:p>
          </table:table-cell>
          <table:table-cell office:value-type="float" office:value="-2.81007" calcext:value-type="float">
            <text:p>-2.81007</text:p>
          </table:table-cell>
          <table:table-cell office:value-type="float" office:value="-4.285885868269" calcext:value-type="float">
            <text:p>-4.2858858682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UMP2) </text:p>
          </table:table-cell>
          <table:table-cell/>
          <table:table-cell table:number-columns-repeated="3" office:value-type="float" office:value="-0.067271409101" calcext:value-type="float">
            <text:p>-0.067271409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RMP2)</text:p>
          </table:table-cell>
          <table:table-cell/>
          <table:table-cell table:number-columns-repeated="3" office:value-type="float" office:value="-0.067407535" calcext:value-type="float">
            <text:p>-0.067407535</text:p>
          </table:table-cell>
          <table:table-cell/>
          <table:table-cell office:value-type="string" calcext:value-type="string">
            <text:p>MP2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MP2)</text:p>
          </table:table-cell>
          <table:table-cell/>
          <table:table-cell table:style-name="ce3" table:formula="of:=([.C168]-[.C169]-[.C170])*27.211" office:value-type="float" office:value="-1.07754694728295" calcext:value-type="float">
            <text:p>-1.078</text:p>
          </table:table-cell>
          <table:table-cell table:style-name="ce3" table:formula="of:=([.D168]-[.D169]-[.D170])*27.211" office:value-type="float" office:value="-0.716699396952688" calcext:value-type="float">
            <text:p>-0.717</text:p>
          </table:table-cell>
          <table:table-cell table:style-name="ce3" table:formula="of:=([.E168]-[.E169]-[.E170])*27.211" office:value-type="float" office:value="-0.841972078039587" calcext:value-type="float">
            <text:p>-0.842</text:p>
          </table:table-cell>
          <table:table-cell/>
          <table:table-cell table:style-name="ce3" office:value-type="float" office:value="-1.06051184315618" calcext:value-type="float">
            <text:p>-1.061</text:p>
          </table:table-cell>
          <table:table-cell table:style-name="ce3" office:value-type="float" office:value="-0.716816431436477" calcext:value-type="float">
            <text:p>-0.717</text:p>
          </table:table-cell>
          <table:table-cell table:style-name="ce3" office:value-type="float" office:value="-0.849232082635989" calcext:value-type="float">
            <text:p>-0.849</text:p>
          </table:table-cell>
        </table:table-row>
        <table:table-row table:style-name="ro1">
          <table:table-cell office:value-type="string" calcext:value-type="string">
            <text:p>Total (RMP2)</text:p>
          </table:table-cell>
          <table:table-cell/>
          <table:table-cell table:style-name="ce3" table:formula="of:=([.C168]-[.C169]-[.C171])*27.211" office:value-type="float" office:value="-1.07384282544526" calcext:value-type="float">
            <text:p>-1.074</text:p>
          </table:table-cell>
          <table:table-cell table:style-name="ce3" table:formula="of:=([.D168]-[.D169]-[.D171])*27.211" office:value-type="float" office:value="-0.712995275114999" calcext:value-type="float">
            <text:p>-0.713</text:p>
          </table:table-cell>
          <table:table-cell table:style-name="ce3" table:formula="of:=([.E168]-[.E169]-[.E171])*27.211" office:value-type="float" office:value="-0.838267956201898" calcext:value-type="float">
            <text:p>-0.838</text:p>
          </table:table-cell>
          <table:table-cell/>
          <table:table-cell table:style-name="ce3" office:value-type="float" office:value="-1.05706995505883" calcext:value-type="float">
            <text:p>-1.057</text:p>
          </table:table-cell>
          <table:table-cell table:style-name="ce3" office:value-type="float" office:value="-0.713374543339127" calcext:value-type="float">
            <text:p>-0.713</text:p>
          </table:table-cell>
          <table:table-cell table:style-name="ce3" office:value-type="float" office:value="-0.845790194538639" calcext:value-type="float">
            <text:p>-0.846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DCSD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-1.76133" calcext:value-type="float">
            <text:p>-1.761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1.76133" calcext:value-type="float">
            <text:p>-1.76133</text:p>
          </table:table-cell>
          <table:table-cell office:value-type="float" office:value="-3.37785" calcext:value-type="float">
            <text:p>-3.37785</text:p>
          </table:table-cell>
          <table:table-cell office:value-type="float" office:value="-5.06711" calcext:value-type="float">
            <text:p>-5.067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table:formula="of:=-1.480165995701+(-1.391288908885)-(-1.238330801121)" office:value-type="float" office:value="-1.633124103465" calcext:value-type="float">
            <text:p>-1.633124103465</text:p>
          </table:table-cell>
          <table:table-cell office:value-type="float" office:value="-3.26607" calcext:value-type="float">
            <text:p>-3.26607</text:p>
          </table:table-cell>
          <table:table-cell table:formula="of:=-4.295997999335+(-4.285885868269)-(-3.631380585149)" office:value-type="float" office:value="-4.950503282455" calcext:value-type="float">
            <text:p>-4.9505032824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UMP2) </text:p>
          </table:table-cell>
          <table:table-cell/>
          <table:table-cell table:number-columns-repeated="3" office:value-type="float" office:value="-0.08710318694" calcext:value-type="float">
            <text:p>-0.087103186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RMP2)</text:p>
          </table:table-cell>
          <table:table-cell/>
          <table:table-cell table:number-columns-repeated="3" office:value-type="float" office:value="-0.087011686412" calcext:value-type="float">
            <text:p>-0.087011686412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MP2)</text:p>
          </table:table-cell>
          <table:table-cell/>
          <table:table-cell table:style-name="ce3" table:formula="of:=([.C178]-[.C179]-[.C180])*27.211" office:value-type="float" office:value="-1.11844583078955" calcext:value-type="float">
            <text:p>-1.118</text:p>
          </table:table-cell>
          <table:table-cell table:style-name="ce3" table:formula="of:=([.D178]-[.D179]-[.D180])*27.211" office:value-type="float" office:value="-0.67148076017566" calcext:value-type="float">
            <text:p>-0.671</text:p>
          </table:table-cell>
          <table:table-cell table:style-name="ce3" table:formula="of:=([.E178]-[.E179]-[.E180])*27.211" office:value-type="float" office:value="-0.802820571292615" calcext:value-type="float">
            <text:p>-0.803</text:p>
          </table:table-cell>
          <table:table-cell/>
          <table:table-cell table:style-name="ce3" office:value-type="float" office:value="-0.859342656190769" calcext:value-type="float">
            <text:p>-0.859</text:p>
          </table:table-cell>
          <table:table-cell table:style-name="ce3" office:value-type="float" office:value="-0.417502989591049" calcext:value-type="float">
            <text:p>-0.418</text:p>
          </table:table-cell>
          <table:table-cell/>
        </table:table-row>
        <table:table-row table:style-name="ro1">
          <table:table-cell office:value-type="string" calcext:value-type="string">
            <text:p>Total (RMP2)</text:p>
          </table:table-cell>
          <table:table-cell/>
          <table:table-cell table:style-name="ce3" table:formula="of:=([.C178]-[.C179]-[.C181])*27.211" office:value-type="float" office:value="-1.12093565165696" calcext:value-type="float">
            <text:p>-1.121</text:p>
          </table:table-cell>
          <table:table-cell table:style-name="ce3" table:formula="of:=([.D178]-[.D179]-[.D181])*27.211" office:value-type="float" office:value="-0.673970581043068" calcext:value-type="float">
            <text:p>-0.674</text:p>
          </table:table-cell>
          <table:table-cell table:style-name="ce3" table:formula="of:=([.E178]-[.E179]-[.E181])*27.211" office:value-type="float" office:value="-0.805310392160023" calcext:value-type="float">
            <text:p>-0.805</text:p>
          </table:table-cell>
          <table:table-cell/>
          <table:table-cell table:style-name="ce3" office:value-type="float" office:value="-0.862278159959124" calcext:value-type="float">
            <text:p>-0.862</text:p>
          </table:table-cell>
          <table:table-cell table:style-name="ce3" office:value-type="float" office:value="-0.420438493359404" calcext:value-type="float">
            <text:p>-0.420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LMP2 strong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1.31214" calcext:value-type="float">
            <text:p>-1.31214</text:p>
          </table:table-cell>
          <table:table-cell office:value-type="float" office:value="-2.47342" calcext:value-type="float">
            <text:p>-2.47342</text:p>
          </table:table-cell>
          <table:table-cell office:value-type="float" office:value="-3.689445868387" calcext:value-type="float">
            <text:p>-3.6894458683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1.238330801121" calcext:value-type="float">
            <text:p>-1.238330801121</text:p>
          </table:table-cell>
          <table:table-cell office:value-type="float" office:value="-2.41594" calcext:value-type="float">
            <text:p>-2.41594</text:p>
          </table:table-cell>
          <table:table-cell office:value-type="float" office:value="-3.631380585149" calcext:value-type="float">
            <text:p>-3.6313805851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UMP2) </text:p>
          </table:table-cell>
          <table:table-cell/>
          <table:table-cell table:number-columns-repeated="3" office:value-type="float" office:value="-0.067271409101" calcext:value-type="float">
            <text:p>-0.067271409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RMP2)</text:p>
          </table:table-cell>
          <table:table-cell/>
          <table:table-cell table:number-columns-repeated="3" office:value-type="float" office:value="-0.067407535" calcext:value-type="float">
            <text:p>-0.067407535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MP2)</text:p>
          </table:table-cell>
          <table:table-cell/>
          <table:table-cell table:style-name="ce3" table:formula="of:=([.C189]-[.C190]-[.C191])*27.211" office:value-type="float" office:value="-0.177899797649163" calcext:value-type="float">
            <text:p>-0.178</text:p>
          </table:table-cell>
          <table:table-cell table:style-name="ce3" table:formula="of:=([.D189]-[.D190]-[.D191])*27.211" office:value-type="float" office:value="0.266434033047312" calcext:value-type="float">
            <text:p>0.266</text:p>
          </table:table-cell>
          <table:table-cell table:style-name="ce3" table:formula="of:=([.E189]-[.E190]-[.E191])*27.211" office:value-type="float" office:value="0.250507890858088" calcext:value-type="float">
            <text:p>0.2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(RMP2)</text:p>
          </table:table-cell>
          <table:table-cell/>
          <table:table-cell table:style-name="ce3" table:formula="of:=([.C189]-[.C190]-[.C192])*27.211" office:value-type="float" office:value="-0.174195675811474" calcext:value-type="float">
            <text:p>-0.174</text:p>
          </table:table-cell>
          <table:table-cell table:style-name="ce3" table:formula="of:=([.D189]-[.D190]-[.D192])*27.211" office:value-type="float" office:value="0.270138154885001" calcext:value-type="float">
            <text:p>0.270</text:p>
          </table:table-cell>
          <table:table-cell table:style-name="ce3" table:formula="of:=([.E189]-[.E190]-[.E192])*27.211" office:value-type="float" office:value="0.254212012695777" calcext:value-type="float">
            <text:p>0.254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MP2 weak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MP2)</text:p>
          </table:table-cell>
          <table:table-cell/>
          <table:table-cell table:style-name="ce3" table:formula="of:=[.C173]-[.C194]" office:value-type="float" office:value="-0.899647149633789" calcext:value-type="float">
            <text:p>-0.900</text:p>
          </table:table-cell>
          <table:table-cell table:style-name="ce3" table:formula="of:=[.D173]-[.D194]" office:value-type="float" office:value="-0.98313343" calcext:value-type="float">
            <text:p>-0.983</text:p>
          </table:table-cell>
          <table:table-cell table:style-name="ce3" table:formula="of:=[.E173]-[.E194]" office:value-type="float" office:value="-1.09247996889768" calcext:value-type="float">
            <text:p>-1.0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(RMP2)</text:p>
          </table:table-cell>
          <table:table-cell/>
          <table:table-cell table:style-name="ce3" table:formula="of:=[.C174]-[.C195]" office:value-type="float" office:value="-0.899647149633789" calcext:value-type="float">
            <text:p>-0.900</text:p>
          </table:table-cell>
          <table:table-cell table:style-name="ce3" table:formula="of:=[.D174]-[.D195]" office:value-type="float" office:value="-0.98313343" calcext:value-type="float">
            <text:p>-0.983</text:p>
          </table:table-cell>
          <table:table-cell table:style-name="ce3" table:formula="of:=[.E174]-[.E195]" office:value-type="float" office:value="-1.09247996889768" calcext:value-type="float">
            <text:p>-1.092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DCSD strong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MP2)</text:p>
          </table:table-cell>
          <table:table-cell/>
          <table:table-cell table:style-name="ce3" table:formula="of:=[.C183]-[.C199]" office:value-type="float" office:value="-0.21879868115576" calcext:value-type="float">
            <text:p>-0.219</text:p>
          </table:table-cell>
          <table:table-cell table:style-name="ce3" table:formula="of:=[.D183]-[.D199]" office:value-type="float" office:value="0.31165266982434" calcext:value-type="float">
            <text:p>0.312</text:p>
          </table:table-cell>
          <table:table-cell table:style-name="ce3" table:formula="of:=[.E183]-[.E199]" office:value-type="float" office:value="0.289659397605065" calcext:value-type="float">
            <text:p>0.2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(RMP2)</text:p>
          </table:table-cell>
          <table:table-cell/>
          <table:table-cell table:style-name="ce3" table:formula="of:=[.C184]-[.C200]" office:value-type="float" office:value="-0.221288502023168" calcext:value-type="float">
            <text:p>-0.221</text:p>
          </table:table-cell>
          <table:table-cell table:style-name="ce3" table:formula="of:=[.D184]-[.D200]" office:value-type="float" office:value="0.309162848956932" calcext:value-type="float">
            <text:p>0.309</text:p>
          </table:table-cell>
          <table:table-cell table:style-name="ce3" table:formula="of:=[.E184]-[.E200]" office:value-type="float" office:value="0.287169576737657" calcext:value-type="float">
            <text:p>0.287</text:p>
          </table:table-cell>
          <table:table-cell table:number-columns-repeated="4"/>
        </table:table-row>
        <table:table-row table:style-name="ro1" table:number-rows-repeated="10">
          <table:table-cell table:number-columns-repeated="9"/>
        </table:table-row>
        <table:table-row table:style-name="ro1">
          <table:table-cell office:value-type="string" calcext:value-type="string">
            <text:p>fragment 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48 (without the lone pairs)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VTZ basis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HF 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6504.4409295817" calcext:value-type="float">
            <text:p>-6504.4409295817</text:p>
          </table:table-cell>
          <table:table-cell office:value-type="float" office:value="-12579.003213181" calcext:value-type="float">
            <text:p>-12579.003213181</text:p>
          </table:table-cell>
          <table:table-cell office:value-type="float" office:value="-13420.64316473" calcext:value-type="float">
            <text:p>-13420.643164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6159.0585193769" calcext:value-type="float">
            <text:p>-6159.0585193769</text:p>
          </table:table-cell>
          <table:table-cell office:value-type="float" office:value="-12237.9775154243" calcext:value-type="float">
            <text:p>-12237.9775154243</text:p>
          </table:table-cell>
          <table:table-cell office:value-type="float" office:value="-13079.73867446" calcext:value-type="float">
            <text:p>-13079.738674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UHF) </text:p>
          </table:table-cell>
          <table:table-cell/>
          <table:table-cell table:number-columns-repeated="3" office:value-type="float" office:value="-340.702446494215" calcext:value-type="float">
            <text:p>-340.7024464942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ROHF)</text:p>
          </table:table-cell>
          <table:table-cell/>
          <table:table-cell table:number-columns-repeated="3" office:value-type="float" office:value="-340.70206905695" calcext:value-type="float">
            <text:p>-340.70206905695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HF)</text:p>
          </table:table-cell>
          <table:table-cell/>
          <table:table-cell table:style-name="ce3" table:formula="of:=([.C222]-[.C223]-[.C224])*27.211" office:value-type="float" office:value="-127.346492528733" calcext:value-type="float">
            <text:p>-127.346</text:p>
          </table:table-cell>
          <table:table-cell table:style-name="ce3" table:formula="of:=([.D222]-[.D223]-[.D224])*27.211" office:value-type="float" office:value="-8.79599010349408" calcext:value-type="float">
            <text:p>-8.796</text:p>
          </table:table-cell>
          <table:table-cell table:style-name="ce3" table:formula="of:=([.E222]-[.E223]-[.E224])*27.211" office:value-type="float" office:value="-5.49781318285471" calcext:value-type="float">
            <text:p>-5.498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Total (RHF)</text:p>
          </table:table-cell>
          <table:table-cell/>
          <table:table-cell table:style-name="ce3" table:formula="of:=([.C222]-[.C223]-[.C225])*27.211" office:value-type="float" office:value="-127.356762974151" calcext:value-type="float">
            <text:p>-127.357</text:p>
          </table:table-cell>
          <table:table-cell table:style-name="ce3" table:formula="of:=([.D222]-[.D223]-[.D225])*27.211" office:value-type="float" office:value="-8.80626054891203" calcext:value-type="float">
            <text:p>-8.806</text:p>
          </table:table-cell>
          <table:table-cell table:style-name="ce3" table:formula="of:=([.E222]-[.E223]-[.E225])*27.211" office:value-type="float" office:value="-5.50808362827266" calcext:value-type="float">
            <text:p>-5.508</text:p>
          </table:table-cell>
          <table:table-cell table:style-name="ce3" table:number-columns-repeated="2"/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Correlation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anonical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P2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1.9893117657" calcext:value-type="float">
            <text:p>-1.9893117657</text:p>
          </table:table-cell>
          <table:table-cell office:value-type="float" office:value="-3.8583452309" calcext:value-type="float">
            <text:p>-3.8583452309</text:p>
          </table:table-cell>
          <table:table-cell office:value-type="float" office:value="-5.0552983619" calcext:value-type="float">
            <text:p>-5.05529836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1.8685663177" calcext:value-type="float">
            <text:p>-1.8685663177</text:p>
          </table:table-cell>
          <table:table-cell office:value-type="float" office:value="-3.741578925" calcext:value-type="float">
            <text:p>-3.7415789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UMP2) </text:p>
          </table:table-cell>
          <table:table-cell/>
          <table:table-cell table:number-columns-repeated="3" office:value-type="float" office:value="-0.084565653281" calcext:value-type="float">
            <text:p>-0.0845656532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RMP2)</text:p>
          </table:table-cell>
          <table:table-cell/>
          <table:table-cell table:number-columns-repeated="3" office:value-type="float" office:value="-0.084746928588" calcext:value-type="float">
            <text:p>-0.084746928588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MP2)</text:p>
          </table:table-cell>
          <table:table-cell/>
          <table:table-cell table:style-name="ce3" table:formula="of:=([.C237]-[.C238]-[.C239])*27.211" office:value-type="float" office:value="-0.984488394098705" calcext:value-type="float">
            <text:p>-0.984</text:p>
          </table:table-cell>
          <table:table-cell table:style-name="ce3" table:formula="of:=([.D237]-[.D238]-[.D239])*27.211" office:value-type="float" office:value="-0.876211958415601" calcext:value-type="float">
            <text:p>-0.876</text:p>
          </table:table-cell>
          <table:table-cell table:style-name="ce3" table:formula="of:=([.E237]-[.E238]-[.E239])*27.211" office:value-type="float" office:value="-135.258607734232" calcext:value-type="float">
            <text:p>-135.259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Total (RMP2)</text:p>
          </table:table-cell>
          <table:table-cell/>
          <table:table-cell table:style-name="ce3" table:formula="of:=([.C237]-[.C238]-[.C240])*27.211" office:value-type="float" office:value="-0.979555711719928" calcext:value-type="float">
            <text:p>-0.980</text:p>
          </table:table-cell>
          <table:table-cell table:style-name="ce3" table:formula="of:=([.D237]-[.D238]-[.D240])*27.211" office:value-type="float" office:value="-0.871279276036824" calcext:value-type="float">
            <text:p>-0.871</text:p>
          </table:table-cell>
          <table:table-cell table:style-name="ce3" table:formula="of:=([.E237]-[.E238]-[.E240])*27.211" office:value-type="float" office:value="-135.253675051853" calcext:value-type="float">
            <text:p>-135.254</text:p>
          </table:table-cell>
          <table:table-cell table:style-name="ce3" table:number-columns-repeated="2"/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Local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MP2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1.95759" calcext:value-type="float">
            <text:p>-1.95759</text:p>
          </table:table-cell>
          <table:table-cell office:value-type="float" office:value="-3.77679" calcext:value-type="float">
            <text:p>-3.776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1.83694" calcext:value-type="float">
            <text:p>-1.83694</text:p>
          </table:table-cell>
          <table:table-cell office:value-type="float" office:value="-3.65974" calcext:value-type="float">
            <text:p>-3.659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UMP2) </text:p>
          </table:table-cell>
          <table:table-cell/>
          <table:table-cell table:number-columns-repeated="2" office:value-type="float" office:value="-0.08269849759" calcext:value-type="float">
            <text:p>-0.082698497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RMP2)</text:p>
          </table:table-cell>
          <table:table-cell/>
          <table:table-cell table:number-columns-repeated="2" office:value-type="float" office:value="-0.082757138337" calcext:value-type="float">
            <text:p>-0.082757138337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MP2)</text:p>
          </table:table-cell>
          <table:table-cell/>
          <table:table-cell table:style-name="ce3" table:formula="of:=([.C250]-[.C251]-[.C252])*27.211" office:value-type="float" office:value="-1.03269833207851" calcext:value-type="float">
            <text:p>-1.033</text:p>
          </table:table-cell>
          <table:table-cell table:style-name="ce3" table:formula="of:=([.D250]-[.D251]-[.D252])*27.211" office:value-type="float" office:value="-0.934738732078507" calcext:value-type="float">
            <text:p>-0.935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string" calcext:value-type="string">
            <text:p>Total (RMP2)</text:p>
          </table:table-cell>
          <table:table-cell/>
          <table:table-cell table:style-name="ce3" table:formula="of:=([.C250]-[.C251]-[.C253])*27.211" office:value-type="float" office:value="-1.03110265871189" calcext:value-type="float">
            <text:p>-1.031</text:p>
          </table:table-cell>
          <table:table-cell table:style-name="ce3" table:formula="of:=([.D250]-[.D251]-[.D253])*27.211" office:value-type="float" office:value="-0.933143058711889" calcext:value-type="float">
            <text:p>-0.933</text:p>
          </table:table-cell>
          <table:table-cell table:style-name="ce3"/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DCSD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2.25803" calcext:value-type="float">
            <text:p>-2.25803</text:p>
          </table:table-cell>
          <table:table-cell office:value-type="float" office:value="-4.31665" calcext:value-type="float">
            <text:p>-4.316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2.12384" calcext:value-type="float">
            <text:p>-2.12384</text:p>
          </table:table-cell>
          <table:table-cell office:value-type="float" office:value="-4.18622" calcext:value-type="float">
            <text:p>-4.186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UMP2) </text:p>
          </table:table-cell>
          <table:table-cell/>
          <table:table-cell table:number-columns-repeated="2" office:value-type="float" office:value="-0.103885401736" calcext:value-type="float">
            <text:p>-0.1038854017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RMP2)</text:p>
          </table:table-cell>
          <table:table-cell/>
          <table:table-cell table:number-columns-repeated="2" office:value-type="float" office:value="-0.103357360389" calcext:value-type="float">
            <text:p>-0.103357360389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MP2)</text:p>
          </table:table-cell>
          <table:table-cell/>
          <table:table-cell table:style-name="ce3" table:formula="of:=([.C260]-[.C261]-[.C262])*27.211" office:value-type="float" office:value="-0.824618423361711" calcext:value-type="float">
            <text:p>-0.825</text:p>
          </table:table-cell>
          <table:table-cell table:style-name="ce3" table:formula="of:=([.D260]-[.D261]-[.D262])*27.211" office:value-type="float" office:value="-0.722305063361717" calcext:value-type="float">
            <text:p>-0.722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string" calcext:value-type="string">
            <text:p>Total (RMP2)</text:p>
          </table:table-cell>
          <table:table-cell/>
          <table:table-cell table:style-name="ce3" table:formula="of:=([.C260]-[.C261]-[.C263])*27.211" office:value-type="float" office:value="-0.838986956454928" calcext:value-type="float">
            <text:p>-0.839</text:p>
          </table:table-cell>
          <table:table-cell table:style-name="ce3" table:formula="of:=([.D260]-[.D261]-[.D263])*27.211" office:value-type="float" office:value="-0.736673596454934" calcext:value-type="float">
            <text:p>-0.737</text:p>
          </table:table-cell>
          <table:table-cell table:style-name="ce3"/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DCSD-LMP2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DCSD)</text:p>
          </table:table-cell>
          <table:table-cell/>
          <table:table-cell table:style-name="ce3" table:formula="of:=[.C265]-[.C255]" office:value-type="float" office:value="0.208079908716797" calcext:value-type="float">
            <text:p>0.208</text:p>
          </table:table-cell>
          <table:table-cell table:style-name="ce3" table:formula="of:=[.D265]-[.D255]" office:value-type="float" office:value="0.212433668716789" calcext:value-type="float">
            <text:p>0.212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string" calcext:value-type="string">
            <text:p>Total (RDCSD)</text:p>
          </table:table-cell>
          <table:table-cell/>
          <table:table-cell table:style-name="ce3" table:formula="of:=[.C266]-[.C256]" office:value-type="float" office:value="0.192115702256963" calcext:value-type="float">
            <text:p>0.192</text:p>
          </table:table-cell>
          <table:table-cell table:style-name="ce3" table:formula="of:=[.D266]-[.D256]" office:value-type="float" office:value="0.196469462256955" calcext:value-type="float">
            <text:p>0.196</text:p>
          </table:table-cell>
          <table:table-cell table:style-name="ce3"/>
          <table:table-cell table:number-columns-repeated="4"/>
        </table:table-row>
      </table:table>
      <table:table table:name="Sheet2" table:style-name="ta1">
        <table:table-column table:style-name="co2" table:number-columns-repeated="6" table:default-cell-style-name="Default"/>
        <table:table-column table:style-name="co2" table:number-columns-repeated="3" table:default-cell-style-name="ce3"/>
        <table:table-row table:style-name="ro1" table:number-rows-repeated="2">
          <table:table-cell table:number-columns-repeated="6"/>
          <table:table-cell table:style-name="Default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atree</text:p>
          </table:table-cell>
          <table:table-cell table:number-columns-repeated="3"/>
          <table:table-cell table:style-name="Default" office:value-type="string" calcext:value-type="string">
            <text:p>eV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POB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With defect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 office:value-type="string" calcext:value-type="string">
            <text:p>fragment 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/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47" calcext:value-type="float">
            <text:p>47</text:p>
          </table:table-cell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CIS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Exc 1</text:p>
          </table:table-cell>
          <table:table-cell/>
          <table:table-cell office:value-type="float" office:value="0.1281313462" calcext:value-type="float">
            <text:p>0.1281313462</text:p>
          </table:table-cell>
          <table:table-cell office:value-type="float" office:value="0.1190469383" calcext:value-type="float">
            <text:p>0.1190469383</text:p>
          </table:table-cell>
          <table:table-cell office:value-type="float" office:value="0.1207545514" calcext:value-type="float">
            <text:p>0.1207545514</text:p>
          </table:table-cell>
          <table:table-cell/>
          <table:table-cell table:formula="of:=[.C11]*27.211" office:value-type="float" office:value="3.4865820614482" calcext:value-type="float">
            <text:p>3.487</text:p>
          </table:table-cell>
          <table:table-cell table:formula="of:=[.D11]*27.211" office:value-type="float" office:value="3.2393862380813" calcext:value-type="float">
            <text:p>3.239</text:p>
          </table:table-cell>
          <table:table-cell table:formula="of:=[.E11]*27.211" office:value-type="float" office:value="3.2858520981454" calcext:value-type="float">
            <text:p>3.286</text:p>
          </table:table-cell>
        </table:table-row>
        <table:table-row table:style-name="ro1">
          <table:table-cell office:value-type="string" calcext:value-type="string">
            <text:p>Exc 2</text:p>
          </table:table-cell>
          <table:table-cell/>
          <table:table-cell office:value-type="float" office:value="0.1567925725" calcext:value-type="float">
            <text:p>0.1567925725</text:p>
          </table:table-cell>
          <table:table-cell office:value-type="float" office:value="0.1386257623" calcext:value-type="float">
            <text:p>0.1386257623</text:p>
          </table:table-cell>
          <table:table-cell office:value-type="float" office:value="0.1354413146" calcext:value-type="float">
            <text:p>0.1354413146</text:p>
          </table:table-cell>
          <table:table-cell/>
          <table:table-cell table:formula="of:=[.C12]*27.211" office:value-type="float" office:value="4.2664826902975" calcext:value-type="float">
            <text:p>4.266</text:p>
          </table:table-cell>
          <table:table-cell table:formula="of:=[.D12]*27.211" office:value-type="float" office:value="3.7721456179453" calcext:value-type="float">
            <text:p>3.772</text:p>
          </table:table-cell>
          <table:table-cell table:formula="of:=[.E12]*27.211" office:value-type="float" office:value="3.6854936115806" calcext:value-type="float">
            <text:p>3.685</text:p>
          </table:table-cell>
        </table:table-row>
        <table:table-row table:style-name="ro1">
          <table:table-cell office:value-type="string" calcext:value-type="string">
            <text:p>Exc 3</text:p>
          </table:table-cell>
          <table:table-cell/>
          <table:table-cell office:value-type="float" office:value="0.1649181252" calcext:value-type="float">
            <text:p>0.1649181252</text:p>
          </table:table-cell>
          <table:table-cell office:value-type="float" office:value="0.1523004767" calcext:value-type="float">
            <text:p>0.1523004767</text:p>
          </table:table-cell>
          <table:table-cell office:value-type="float" office:value="0.150018845" calcext:value-type="float">
            <text:p>0.150018845</text:p>
          </table:table-cell>
          <table:table-cell/>
          <table:table-cell table:formula="of:=[.C13]*27.211" office:value-type="float" office:value="4.4875871048172" calcext:value-type="float">
            <text:p>4.488</text:p>
          </table:table-cell>
          <table:table-cell table:formula="of:=[.D13]*27.211" office:value-type="float" office:value="4.1442482714837" calcext:value-type="float">
            <text:p>4.144</text:p>
          </table:table-cell>
          <table:table-cell table:formula="of:=[.E13]*27.211" office:value-type="float" office:value="4.082162791295" calcext:value-type="float">
            <text:p>4.08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DC(2)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xc 1</text:p>
          </table:table-cell>
          <table:table-cell/>
          <table:table-cell office:value-type="float" office:value="0.06619434" calcext:value-type="float">
            <text:p>0.06619434</text:p>
          </table:table-cell>
          <table:table-cell office:value-type="float" office:value="0.0447521477" calcext:value-type="float">
            <text:p>0.0447521477</text:p>
          </table:table-cell>
          <table:table-cell table:number-columns-repeated="2"/>
          <table:table-cell table:formula="of:=[.C17]*27.211" office:value-type="float" office:value="1.80121418574" calcext:value-type="float">
            <text:p>1.801</text:p>
          </table:table-cell>
          <table:table-cell table:formula="of:=[.D17]*27.211" office:value-type="float" office:value="1.2177506910647" calcext:value-type="float">
            <text:p>1.218</text:p>
          </table:table-cell>
          <table:table-cell table:formula="of:=[.E17]*27.211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Exc 2</text:p>
          </table:table-cell>
          <table:table-cell/>
          <table:table-cell office:value-type="float" office:value="0.10368008" calcext:value-type="float">
            <text:p>0.10368008</text:p>
          </table:table-cell>
          <table:table-cell office:value-type="float" office:value="0.0725148976" calcext:value-type="float">
            <text:p>0.0725148976</text:p>
          </table:table-cell>
          <table:table-cell table:number-columns-repeated="2"/>
          <table:table-cell table:formula="of:=[.C18]*27.211" office:value-type="float" office:value="2.82123865688" calcext:value-type="float">
            <text:p>2.821</text:p>
          </table:table-cell>
          <table:table-cell table:formula="of:=[.D18]*27.211" office:value-type="float" office:value="1.9732028785936" calcext:value-type="float">
            <text:p>1.973</text:p>
          </table:table-cell>
          <table:table-cell table:formula="of:=[.E18]*27.211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Exc 3</text:p>
          </table:table-cell>
          <table:table-cell/>
          <table:table-cell office:value-type="float" office:value="0.1137644" calcext:value-type="float">
            <text:p>0.1137644</text:p>
          </table:table-cell>
          <table:table-cell office:value-type="float" office:value="0.0834376129" calcext:value-type="float">
            <text:p>0.0834376129</text:p>
          </table:table-cell>
          <table:table-cell table:number-columns-repeated="2"/>
          <table:table-cell table:formula="of:=[.C19]*27.211" office:value-type="float" office:value="3.0956430884" calcext:value-type="float">
            <text:p>3.096</text:p>
          </table:table-cell>
          <table:table-cell table:formula="of:=[.D19]*27.211" office:value-type="float" office:value="2.2704208846219" calcext:value-type="float">
            <text:p>2.270</text:p>
          </table:table-cell>
          <table:table-cell table:formula="of:=[.E19]*27.211" office:value-type="float" office:value="0" calcext:value-type="float">
            <text:p>0.0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DC(2), iext=1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xc 1</text:p>
          </table:table-cell>
          <table:table-cell/>
          <table:table-cell office:value-type="float" office:value="0.0684867463" calcext:value-type="float">
            <text:p>0.0684867463</text:p>
          </table:table-cell>
          <table:table-cell office:value-type="float" office:value="0.0490721296" calcext:value-type="float">
            <text:p>0.0490721296</text:p>
          </table:table-cell>
          <table:table-cell table:number-columns-repeated="2"/>
          <table:table-cell table:formula="of:=[.C23]*27.211" office:value-type="float" office:value="1.8635928535693" calcext:value-type="float">
            <text:p>1.864</text:p>
          </table:table-cell>
          <table:table-cell table:formula="of:=[.D23]*27.211" office:value-type="float" office:value="1.3353017185456" calcext:value-type="float">
            <text:p>1.335</text:p>
          </table:table-cell>
          <table:table-cell table:formula="of:=[.E23]*27.211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Exc 2</text:p>
          </table:table-cell>
          <table:table-cell/>
          <table:table-cell office:value-type="float" office:value="0.1058503243" calcext:value-type="float">
            <text:p>0.1058503243</text:p>
          </table:table-cell>
          <table:table-cell office:value-type="float" office:value="0.0765587748" calcext:value-type="float">
            <text:p>0.0765587748</text:p>
          </table:table-cell>
          <table:table-cell table:number-columns-repeated="2"/>
          <table:table-cell table:formula="of:=[.C24]*27.211" office:value-type="float" office:value="2.8802931745273" calcext:value-type="float">
            <text:p>2.880</text:p>
          </table:table-cell>
          <table:table-cell table:formula="of:=[.D24]*27.211" office:value-type="float" office:value="2.0832408210828" calcext:value-type="float">
            <text:p>2.083</text:p>
          </table:table-cell>
          <table:table-cell table:formula="of:=[.E24]*27.211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Exc 3</text:p>
          </table:table-cell>
          <table:table-cell/>
          <table:table-cell office:value-type="float" office:value="0.1157304735" calcext:value-type="float">
            <text:p>0.1157304735</text:p>
          </table:table-cell>
          <table:table-cell office:value-type="float" office:value="0.0875530702" calcext:value-type="float">
            <text:p>0.0875530702</text:p>
          </table:table-cell>
          <table:table-cell table:number-columns-repeated="2"/>
          <table:table-cell table:formula="of:=[.C25]*27.211" office:value-type="float" office:value="3.1491419144085" calcext:value-type="float">
            <text:p>3.149</text:p>
          </table:table-cell>
          <table:table-cell table:formula="of:=[.D25]*27.211" office:value-type="float" office:value="2.3824065932122" calcext:value-type="float">
            <text:p>2.382</text:p>
          </table:table-cell>
          <table:table-cell table:formula="of:=[.E25]*27.211" office:value-type="float" office:value="0" calcext:value-type="float">
            <text:p>0.000</text:p>
          </table:table-cell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EOM-CCSD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xc 1</text:p>
          </table:table-cell>
          <table:table-cell/>
          <table:table-cell office:value-type="float" office:value="0.0833599" calcext:value-type="float">
            <text:p>0.0833599</text:p>
          </table:table-cell>
          <table:table-cell office:value-type="float" office:value="0.07164171" calcext:value-type="float">
            <text:p>0.07164171</text:p>
          </table:table-cell>
          <table:table-cell table:number-columns-repeated="2"/>
          <table:table-cell table:formula="of:=[.C29]*27.211" office:value-type="float" office:value="2.2683062389" calcext:value-type="float">
            <text:p>2.268</text:p>
          </table:table-cell>
          <table:table-cell table:formula="of:=[.D29]*27.211" office:value-type="float" office:value="1.94944257081" calcext:value-type="float">
            <text:p>1.949</text:p>
          </table:table-cell>
          <table:table-cell/>
        </table:table-row>
        <table:table-row table:style-name="ro1">
          <table:table-cell office:value-type="string" calcext:value-type="string">
            <text:p>Exc 2</text:p>
          </table:table-cell>
          <table:table-cell/>
          <table:table-cell office:value-type="float" office:value="0.11826956" calcext:value-type="float">
            <text:p>0.11826956</text:p>
          </table:table-cell>
          <table:table-cell office:value-type="float" office:value="0.09868537" calcext:value-type="float">
            <text:p>0.09868537</text:p>
          </table:table-cell>
          <table:table-cell table:number-columns-repeated="2"/>
          <table:table-cell table:formula="of:=[.C30]*27.211" office:value-type="float" office:value="3.21823299716" calcext:value-type="float">
            <text:p>3.218</text:p>
          </table:table-cell>
          <table:table-cell table:formula="of:=[.D30]*27.211" office:value-type="float" office:value="2.68532760307" calcext:value-type="float">
            <text:p>2.685</text:p>
          </table:table-cell>
          <table:table-cell/>
        </table:table-row>
        <table:table-row table:style-name="ro1">
          <table:table-cell office:value-type="string" calcext:value-type="string">
            <text:p>Exc 3</text:p>
          </table:table-cell>
          <table:table-cell/>
          <table:table-cell office:value-type="float" office:value="0.13070138" calcext:value-type="float">
            <text:p>0.13070138</text:p>
          </table:table-cell>
          <table:table-cell office:value-type="float" office:value="0.10640269" calcext:value-type="float">
            <text:p>0.10640269</text:p>
          </table:table-cell>
          <table:table-cell table:number-columns-repeated="2"/>
          <table:table-cell table:formula="of:=[.C31]*27.211" office:value-type="float" office:value="3.55651525118" calcext:value-type="float">
            <text:p>3.557</text:p>
          </table:table-cell>
          <table:table-cell table:formula="of:=[.D31]*27.211" office:value-type="float" office:value="2.89532359759" calcext:value-type="float">
            <text:p>2.895</text:p>
          </table:table-cell>
          <table:table-cell/>
        </table:table-row>
        <table:table-row table:style-name="ro1" table:number-rows-repeated="2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Without defect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Periodic CIS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Exc 1</text:p>
          </table:table-cell>
          <table:table-cell/>
          <table:table-cell office:value-type="float" office:value="0.148099398939053" calcext:value-type="float">
            <text:p>0.148099398939053</text:p>
          </table:table-cell>
          <table:table-cell table:number-columns-repeated="3"/>
          <table:table-cell table:formula="of:=[.C38]*27.211" office:value-type="float" office:value="4.02993274453057" calcext:value-type="float">
            <text:p>4.030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Exc 2</text:p>
          </table:table-cell>
          <table:table-cell/>
          <table:table-cell office:value-type="float" office:value="0.182044260117036" calcext:value-type="float">
            <text:p>0.182044260117036</text:p>
          </table:table-cell>
          <table:table-cell table:number-columns-repeated="3"/>
          <table:table-cell table:formula="of:=[.C39]*27.211" office:value-type="float" office:value="4.95360636204467" calcext:value-type="float">
            <text:p>4.954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Exc 3</text:p>
          </table:table-cell>
          <table:table-cell/>
          <table:table-cell office:value-type="float" office:value="0.191510972880126" calcext:value-type="float">
            <text:p>0.191510972880126</text:p>
          </table:table-cell>
          <table:table-cell table:number-columns-repeated="3"/>
          <table:table-cell table:formula="of:=[.C40]*27.211" office:value-type="float" office:value="5.21120508304111" calcext:value-type="float">
            <text:p>5.211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fragment 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/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49" calcext:value-type="float">
            <text:p>49</text:p>
          </table:table-cell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CIS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Exc 1</text:p>
          </table:table-cell>
          <table:table-cell/>
          <table:table-cell office:value-type="float" office:value="0.2034103545" calcext:value-type="float">
            <text:p>0.2034103545</text:p>
          </table:table-cell>
          <table:table-cell office:value-type="float" office:value="0.1855651613" calcext:value-type="float">
            <text:p>0.1855651613</text:p>
          </table:table-cell>
          <table:table-cell office:value-type="float" office:value="0.177487451" calcext:value-type="float">
            <text:p>0.177487451</text:p>
          </table:table-cell>
          <table:table-cell/>
          <table:table-cell table:formula="of:=[.C46]*27.211" office:value-type="float" office:value="5.5349991562995" calcext:value-type="float">
            <text:p>5.535</text:p>
          </table:table-cell>
          <table:table-cell table:formula="of:=[.D46]*27.211" office:value-type="float" office:value="5.0494136041343" calcext:value-type="float">
            <text:p>5.049</text:p>
          </table:table-cell>
          <table:table-cell table:formula="of:=[.E46]*27.211" office:value-type="float" office:value="4.829611029161" calcext:value-type="float">
            <text:p>4.830</text:p>
          </table:table-cell>
        </table:table-row>
        <table:table-row table:style-name="ro1">
          <table:table-cell office:value-type="string" calcext:value-type="string">
            <text:p>Exc 2</text:p>
          </table:table-cell>
          <table:table-cell/>
          <table:table-cell office:value-type="float" office:value="0.2057346868" calcext:value-type="float">
            <text:p>0.2057346868</text:p>
          </table:table-cell>
          <table:table-cell office:value-type="float" office:value="0.1860730649" calcext:value-type="float">
            <text:p>0.1860730649</text:p>
          </table:table-cell>
          <table:table-cell office:value-type="float" office:value="0.178699922" calcext:value-type="float">
            <text:p>0.178699922</text:p>
          </table:table-cell>
          <table:table-cell/>
          <table:table-cell table:formula="of:=[.C47]*27.211" office:value-type="float" office:value="5.5982465625148" calcext:value-type="float">
            <text:p>5.598</text:p>
          </table:table-cell>
          <table:table-cell table:formula="of:=[.D47]*27.211" office:value-type="float" office:value="5.0632341689939" calcext:value-type="float">
            <text:p>5.063</text:p>
          </table:table-cell>
          <table:table-cell table:formula="of:=[.E47]*27.211" office:value-type="float" office:value="4.862603577542" calcext:value-type="float">
            <text:p>4.863</text:p>
          </table:table-cell>
        </table:table-row>
        <table:table-row table:style-name="ro1">
          <table:table-cell office:value-type="string" calcext:value-type="string">
            <text:p>Exc 3</text:p>
          </table:table-cell>
          <table:table-cell/>
          <table:table-cell office:value-type="float" office:value="0.209998142" calcext:value-type="float">
            <text:p>0.209998142</text:p>
          </table:table-cell>
          <table:table-cell office:value-type="float" office:value="0.1937760713" calcext:value-type="float">
            <text:p>0.1937760713</text:p>
          </table:table-cell>
          <table:table-cell office:value-type="float" office:value="0.1870900308" calcext:value-type="float">
            <text:p>0.1870900308</text:p>
          </table:table-cell>
          <table:table-cell/>
          <table:table-cell table:formula="of:=[.C48]*27.211" office:value-type="float" office:value="5.714259441962" calcext:value-type="float">
            <text:p>5.714</text:p>
          </table:table-cell>
          <table:table-cell table:formula="of:=[.D48]*27.211" office:value-type="float" office:value="5.2728406761443" calcext:value-type="float">
            <text:p>5.273</text:p>
          </table:table-cell>
          <table:table-cell table:formula="of:=[.E48]*27.211" office:value-type="float" office:value="5.0909068280988" calcext:value-type="float">
            <text:p>5.09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DC(2)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xc 1</text:p>
          </table:table-cell>
          <table:table-cell/>
          <table:table-cell office:value-type="float" office:value="0.1635718266" calcext:value-type="float">
            <text:p>0.1635718266</text:p>
          </table:table-cell>
          <table:table-cell office:value-type="float" office:value="0.1305778491" calcext:value-type="float">
            <text:p>0.1305778491</text:p>
          </table:table-cell>
          <table:table-cell table:number-columns-repeated="2"/>
          <table:table-cell table:formula="of:=[.C52]*27.211" office:value-type="float" office:value="4.4509529736126" calcext:value-type="float">
            <text:p>4.451</text:p>
          </table:table-cell>
          <table:table-cell table:formula="of:=[.D52]*27.211" office:value-type="float" office:value="3.5531538518601" calcext:value-type="float">
            <text:p>3.553</text:p>
          </table:table-cell>
          <table:table-cell table:formula="of:=[.E52]*27.211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Exc 2</text:p>
          </table:table-cell>
          <table:table-cell/>
          <table:table-cell office:value-type="float" office:value="0.16975046" calcext:value-type="float">
            <text:p>0.16975046</text:p>
          </table:table-cell>
          <table:table-cell office:value-type="float" office:value="0.136655299" calcext:value-type="float">
            <text:p>0.136655299</text:p>
          </table:table-cell>
          <table:table-cell table:number-columns-repeated="2"/>
          <table:table-cell table:formula="of:=[.C53]*27.211" office:value-type="float" office:value="4.61907976706" calcext:value-type="float">
            <text:p>4.619</text:p>
          </table:table-cell>
          <table:table-cell table:formula="of:=[.D53]*27.211" office:value-type="float" office:value="3.718527341089" calcext:value-type="float">
            <text:p>3.719</text:p>
          </table:table-cell>
          <table:table-cell table:formula="of:=[.E53]*27.211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Exc 3</text:p>
          </table:table-cell>
          <table:table-cell/>
          <table:table-cell office:value-type="float" office:value="0.1709913791" calcext:value-type="float">
            <text:p>0.1709913791</text:p>
          </table:table-cell>
          <table:table-cell office:value-type="float" office:value="0.1408539184" calcext:value-type="float">
            <text:p>0.1408539184</text:p>
          </table:table-cell>
          <table:table-cell table:number-columns-repeated="2"/>
          <table:table-cell table:formula="of:=[.C54]*27.211" office:value-type="float" office:value="4.6528464166901" calcext:value-type="float">
            <text:p>4.653</text:p>
          </table:table-cell>
          <table:table-cell table:formula="of:=[.D54]*27.211" office:value-type="float" office:value="3.8327759735824" calcext:value-type="float">
            <text:p>3.833</text:p>
          </table:table-cell>
          <table:table-cell table:formula="of:=[.E54]*27.211" office:value-type="float" office:value="0" calcext:value-type="float">
            <text:p>0.000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VTZ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With defect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 office:value-type="string" calcext:value-type="string">
            <text:p>fragment 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CIS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Exc 1</text:p>
          </table:table-cell>
          <table:table-cell/>
          <table:table-cell office:value-type="float" office:value="0.1295282297" calcext:value-type="float">
            <text:p>0.1295282297</text:p>
          </table:table-cell>
          <table:table-cell office:value-type="float" office:value="0.1210135723" calcext:value-type="float">
            <text:p>0.1210135723</text:p>
          </table:table-cell>
          <table:table-cell table:number-columns-repeated="2"/>
          <table:table-cell table:formula="of:=[.C65]*27.211" office:value-type="float" office:value="3.5245926583667" calcext:value-type="float">
            <text:p>3.525</text:p>
          </table:table-cell>
          <table:table-cell table:formula="of:=[.D65]*27.211" office:value-type="float" office:value="3.2929003158553" calcext:value-type="float">
            <text:p>3.293</text:p>
          </table:table-cell>
          <table:table-cell/>
        </table:table-row>
        <table:table-row table:style-name="ro1">
          <table:table-cell office:value-type="string" calcext:value-type="string">
            <text:p>Exc 2</text:p>
          </table:table-cell>
          <table:table-cell/>
          <table:table-cell office:value-type="float" office:value="0.1522924378" calcext:value-type="float">
            <text:p>0.1522924378</text:p>
          </table:table-cell>
          <table:table-cell office:value-type="float" office:value="0.1365745886" calcext:value-type="float">
            <text:p>0.1365745886</text:p>
          </table:table-cell>
          <table:table-cell table:number-columns-repeated="2"/>
          <table:table-cell table:formula="of:=[.C66]*27.211" office:value-type="float" office:value="4.1440295249758" calcext:value-type="float">
            <text:p>4.144</text:p>
          </table:table-cell>
          <table:table-cell table:formula="of:=[.D66]*27.211" office:value-type="float" office:value="3.7163311303946" calcext:value-type="float">
            <text:p>3.716</text:p>
          </table:table-cell>
          <table:table-cell/>
        </table:table-row>
        <table:table-row table:style-name="ro1">
          <table:table-cell office:value-type="string" calcext:value-type="string">
            <text:p>Exc 3</text:p>
          </table:table-cell>
          <table:table-cell/>
          <table:table-cell office:value-type="float" office:value="0.1624547216" calcext:value-type="float">
            <text:p>0.1624547216</text:p>
          </table:table-cell>
          <table:table-cell office:value-type="float" office:value="0.1507910555" calcext:value-type="float">
            <text:p>0.1507910555</text:p>
          </table:table-cell>
          <table:table-cell table:number-columns-repeated="2"/>
          <table:table-cell table:formula="of:=[.C67]*27.211" office:value-type="float" office:value="4.4205554294576" calcext:value-type="float">
            <text:p>4.421</text:p>
          </table:table-cell>
          <table:table-cell table:formula="of:=[.D67]*27.211" office:value-type="float" office:value="4.1031754112105" calcext:value-type="float">
            <text:p>4.103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DC(2)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xc 1</text:p>
          </table:table-cell>
          <table:table-cell/>
          <table:table-cell office:value-type="float" office:value="0.06100129" calcext:value-type="float">
            <text:p>0.06100129</text:p>
          </table:table-cell>
          <table:table-cell table:number-columns-repeated="3"/>
          <table:table-cell table:formula="of:=[.C71]*27.211" office:value-type="float" office:value="1.65990610219" calcext:value-type="float">
            <text:p>1.660</text:p>
          </table:table-cell>
          <table:table-cell table:formula="of:=[.D71]*27.211" office:value-type="float" office:value="0" calcext:value-type="float">
            <text:p>0.000</text:p>
          </table:table-cell>
          <table:table-cell/>
        </table:table-row>
        <table:table-row table:style-name="ro1">
          <table:table-cell office:value-type="string" calcext:value-type="string">
            <text:p>Exc 2</text:p>
          </table:table-cell>
          <table:table-cell/>
          <table:table-cell office:value-type="float" office:value="0.09476108" calcext:value-type="float">
            <text:p>0.09476108</text:p>
          </table:table-cell>
          <table:table-cell table:number-columns-repeated="3"/>
          <table:table-cell table:formula="of:=[.C72]*27.211" office:value-type="float" office:value="2.57854374788" calcext:value-type="float">
            <text:p>2.579</text:p>
          </table:table-cell>
          <table:table-cell table:formula="of:=[.D72]*27.211" office:value-type="float" office:value="0" calcext:value-type="float">
            <text:p>0.000</text:p>
          </table:table-cell>
          <table:table-cell/>
        </table:table-row>
        <table:table-row table:style-name="ro1">
          <table:table-cell office:value-type="string" calcext:value-type="string">
            <text:p>Exc 3</text:p>
          </table:table-cell>
          <table:table-cell/>
          <table:table-cell office:value-type="float" office:value="0.10568192" calcext:value-type="float">
            <text:p>0.10568192</text:p>
          </table:table-cell>
          <table:table-cell table:number-columns-repeated="3"/>
          <table:table-cell table:formula="of:=[.C73]*27.211" office:value-type="float" office:value="2.87571072512" calcext:value-type="float">
            <text:p>2.876</text:p>
          </table:table-cell>
          <table:table-cell table:formula="of:=[.D73]*27.211" office:value-type="float" office:value="0" calcext:value-type="float">
            <text:p>0.000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Without defect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Periodic CIS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Exc 1</text:p>
          </table:table-cell>
          <table:table-cell/>
          <table:table-cell office:value-type="float" office:value="0.1463199371015" calcext:value-type="float">
            <text:p>0.1463199371015</text:p>
          </table:table-cell>
          <table:table-cell table:number-columns-repeated="3"/>
          <table:table-cell table:formula="of:=[.C80]*27.211" office:value-type="float" office:value="3.98151180846892" calcext:value-type="float">
            <text:p>3.982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Exc 2</text:p>
          </table:table-cell>
          <table:table-cell/>
          <table:table-cell office:value-type="float" office:value="0.179738709492026" calcext:value-type="float">
            <text:p>0.179738709492026</text:p>
          </table:table-cell>
          <table:table-cell table:number-columns-repeated="3"/>
          <table:table-cell table:formula="of:=[.C81]*27.211" office:value-type="float" office:value="4.89087002398752" calcext:value-type="float">
            <text:p>4.891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Exc 3</text:p>
          </table:table-cell>
          <table:table-cell/>
          <table:table-cell office:value-type="float" office:value="0.18910965299676" calcext:value-type="float">
            <text:p>0.18910965299676</text:p>
          </table:table-cell>
          <table:table-cell table:number-columns-repeated="3"/>
          <table:table-cell table:formula="of:=[.C82]*27.211" office:value-type="float" office:value="5.14586276769484" calcext:value-type="float">
            <text:p>5.146</text:p>
          </table:table-cell>
          <table:table-cell table:style-name="Default" table:number-columns-repeated="2"/>
        </table:table-row>
        <table:table-row table:style-name="ro1" table:number-rows-repeated="5">
          <table:table-cell table:number-columns-repeated="6"/>
          <table:table-cell table:style-name="Default" table:number-columns-repeated="3"/>
        </table:table-row>
        <table:table-row table:style-name="ro1" table:number-rows-repeated="8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2">
      <number:number number:decimal-places="11" number:min-decimal-places="11" number:min-integer-digits="1"/>
    </number:number-style>
    <number:number-style style:name="N131">
      <number:number number:decimal-places="10" number:min-decimal-places="10" number:min-integer-digits="1"/>
    </number:number-style>
    <number:number-style style:name="N130">
      <number:number number:decimal-places="9" number:min-decimal-places="9" number:min-integer-digits="1"/>
    </number:number-style>
    <number:number-style style:name="N129">
      <number:number number:decimal-places="8" number:min-decimal-places="8" number:min-integer-digits="1"/>
    </number:number-style>
    <number:number-style style:name="N128">
      <number:number number:decimal-places="7" number:min-decimal-places="7" number:min-integer-digits="1"/>
    </number:number-style>
    <number:number-style style:name="N127">
      <number:number number:decimal-places="6" number:min-decimal-places="6" number:min-integer-digits="1"/>
    </number:number-style>
    <number:number-style style:name="N126">
      <number:number number:decimal-places="5" number:min-decimal-places="5" number:min-integer-digits="1"/>
    </number:number-style>
    <number:number-style style:name="N125">
      <number:number number:decimal-places="4" number:min-decimal-places="4" number:min-integer-digits="1"/>
    </number:number-style>
    <number:number-style style:name="N124">
      <number:number number:decimal-places="3" number:min-decimal-places="3" number:min-integer-digits="1"/>
    </number:number-style>
    <number:number-style style:name="N123">
      <number:number number:decimal-places="14" number:min-decimal-places="14" number:min-integer-digits="1"/>
    </number:number-style>
    <number:number-style style:name="N122">
      <number:number number:decimal-places="13" number:min-decimal-places="13" number:min-integer-digits="1"/>
    </number:number-style>
    <number:number-style style:name="N121">
      <number:number number:decimal-places="12" number:min-decimal-places="12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5T17:25:06.114313663</meta:creation-date>
    <dc:date>2026-03-18T14:31:42.385481046</dc:date>
    <meta:editing-duration>PT17H51M23S</meta:editing-duration>
    <meta:editing-cycles>37</meta:editing-cycles>
    <meta:generator>LibreOffice/7.3.7.2$Linux_X86_64 LibreOffice_project/30$Build-2</meta:generator>
    <meta:document-statistic meta:table-count="2" meta:cell-count="774" meta:object-count="0"/>
  </office:meta>
</office:document-meta>
</file>